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2" svg:font-family="'Droid Sans Devanagari'" style:font-family-generic="swiss"/>
    <style:font-face style:name="Arial" svg:font-family="Arial" style:font-family-generic="roman" style:font-pitch="variable"/>
    <style:font-face style:name="Comic Sans MS" svg:font-family="'Comic Sans MS'" style:font-family-generic="roman" style:font-pitch="variable"/>
    <style:font-face style:name="Droid Sans Devanagari" svg:font-family="'Droid Sans Devanagari'" style:font-family-generic="roman" style:font-pitch="variable"/>
    <style:font-face style:name="Gill Sans MT" svg:font-family="'Gill Sans MT'"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Noto Sans" svg:font-family="'Noto Sans'" style:font-family-generic="roman" style:font-pitch="variable"/>
    <style:font-face style:name="Symbol" svg:font-family="Symbo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weight="bold" officeooo:rsid="000decd2" officeooo:paragraph-rsid="000decd2" style:font-weight-asian="bold" style:font-weight-complex="bold"/>
    </style:style>
    <style:style style:name="P2" style:family="paragraph" style:parent-style-name="Standard">
      <style:paragraph-properties fo:line-height="150%" fo:text-align="center" style:justify-single-word="false"/>
      <style:text-properties fo:font-weight="bold" officeooo:rsid="000decd2" officeooo:paragraph-rsid="000decd2" style:font-weight-asian="bold" style:font-weight-complex="bold"/>
    </style:style>
    <style:style style:name="P3" style:family="paragraph" style:parent-style-name="Standard">
      <style:paragraph-properties fo:line-height="150%" fo:text-align="justify" style:justify-single-word="false"/>
      <style:text-properties fo:font-weight="bold" style:font-weight-asian="bold" style:font-weight-complex="bold"/>
    </style:style>
    <style:style style:name="P4" style:family="paragraph" style:parent-style-name="Standard">
      <style:paragraph-properties fo:line-height="150%" fo:text-align="center" style:justify-single-word="false"/>
      <style:text-properties fo:font-weight="bold" officeooo:rsid="0015bcb5" officeooo:paragraph-rsid="0015bcb5" style:font-weight-asian="bold" style:font-weight-complex="bold"/>
    </style:style>
    <style:style style:name="P5" style:family="paragraph" style:parent-style-name="Standard">
      <style:paragraph-properties fo:line-height="150%" fo:text-align="justify" style:justify-single-word="false"/>
      <style:text-properties fo:font-weight="bold" officeooo:rsid="0015bcb5" officeooo:paragraph-rsid="0015bcb5" style:font-weight-asian="bold" style:font-weight-complex="bold"/>
    </style:style>
    <style:style style:name="P6" style:family="paragraph" style:parent-style-name="Standard">
      <style:paragraph-properties fo:line-height="150%" fo:text-align="center" style:justify-single-word="false"/>
      <style:text-properties fo:font-weight="bold" officeooo:rsid="001c75da" officeooo:paragraph-rsid="001c75da" style:font-weight-asian="bold" style:font-weight-complex="bold"/>
    </style:style>
    <style:style style:name="P7" style:family="paragraph" style:parent-style-name="Standard">
      <style:paragraph-properties fo:line-height="150%" fo:text-align="justify" style:justify-single-word="false"/>
      <style:text-properties fo:font-weight="bold" officeooo:rsid="001c75da" officeooo:paragraph-rsid="001c75da" style:font-weight-asian="bold" style:font-weight-complex="bold"/>
    </style:style>
    <style:style style:name="P8" style:family="paragraph" style:parent-style-name="Standard">
      <style:paragraph-properties fo:line-height="150%" fo:text-align="center" style:justify-single-word="false"/>
      <style:text-properties fo:font-weight="bold" officeooo:rsid="002fbe9a" officeooo:paragraph-rsid="002fbe9a" style:font-weight-asian="bold" style:font-weight-complex="bold"/>
    </style:style>
    <style:style style:name="P9" style:family="paragraph" style:parent-style-name="Standard">
      <style:paragraph-properties fo:line-height="150%" fo:text-align="justify" style:justify-single-word="false"/>
      <style:text-properties style:text-position="0% 100%" fo:font-style="normal" fo:font-weight="bold" officeooo:rsid="000decd2" officeooo:paragraph-rsid="000decd2"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style:text-position="0% 100%" fo:font-style="normal" fo:font-weight="bold" officeooo:rsid="001c75da" officeooo:paragraph-rsid="001c75da"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style:text-position="0% 100%" fo:font-style="normal" fo:font-weight="normal" officeooo:rsid="0011046b" officeooo:paragraph-rsid="000decd2" style:font-style-asian="normal" style:font-weight-asian="normal" style:font-style-complex="normal" style:font-weight-complex="normal"/>
    </style:style>
    <style:style style:name="P12" style:family="paragraph" style:parent-style-name="Standard">
      <style:paragraph-properties fo:line-height="150%" fo:text-align="justify" style:justify-single-word="false"/>
      <style:text-properties style:text-position="0% 100%" fo:font-style="normal" fo:font-weight="normal" officeooo:rsid="001c75da" officeooo:paragraph-rsid="001c75da" style:font-style-asian="normal" style:font-weight-asian="normal" style:font-style-complex="normal" style:font-weight-complex="normal"/>
    </style:style>
    <style:style style:name="P13" style:family="paragraph" style:parent-style-name="Standard">
      <style:paragraph-properties fo:line-height="150%" fo:text-align="justify" style:justify-single-word="false"/>
      <style:text-properties style:text-position="0% 100%" fo:font-style="normal" fo:font-weight="normal" officeooo:rsid="001cc3ed" officeooo:paragraph-rsid="001c75da" style:font-style-asian="normal" style:font-weight-asian="normal" style:font-style-complex="normal" style:font-weight-complex="normal"/>
    </style:style>
    <style:style style:name="P14" style:family="paragraph" style:parent-style-name="Standard">
      <style:paragraph-properties fo:line-height="150%" fo:text-align="justify" style:justify-single-word="false"/>
      <style:text-properties style:text-position="0% 100%" fo:font-style="normal" fo:font-weight="normal" officeooo:rsid="002a8a17" officeooo:paragraph-rsid="001c75da" style:font-style-asian="normal" style:font-weight-asian="normal" style:font-style-complex="normal" style:font-weight-complex="normal"/>
    </style:style>
    <style:style style:name="P15" style:family="paragraph" style:parent-style-name="Standard">
      <style:paragraph-properties fo:line-height="150%" fo:text-align="justify" style:justify-single-word="false"/>
      <style:text-properties style:text-position="0% 100%" fo:font-weight="normal" officeooo:rsid="00193a45" officeooo:paragraph-rsid="0015bcb5" style:font-weight-asian="normal" style:font-weight-complex="normal"/>
    </style:style>
    <style:style style:name="P16" style:family="paragraph" style:parent-style-name="Standard">
      <style:paragraph-properties fo:line-height="150%" fo:text-align="center" style:justify-single-word="false"/>
      <style:text-properties style:text-position="0% 100%" fo:font-weight="bold" officeooo:rsid="001c75da" officeooo:paragraph-rsid="001c75da" style:font-weight-asian="bold" style:font-weight-complex="bold"/>
    </style:style>
    <style:style style:name="P17" style:family="paragraph" style:parent-style-name="Standard">
      <style:paragraph-properties fo:line-height="150%" fo:text-align="justify" style:justify-single-word="false"/>
      <style:text-properties fo:font-weight="normal" officeooo:rsid="0012788b" style:font-weight-asian="normal" style:font-weight-complex="normal"/>
    </style:style>
    <style:style style:name="P18" style:family="paragraph" style:parent-style-name="Standard">
      <style:paragraph-properties fo:line-height="150%" fo:text-align="justify" style:justify-single-word="false"/>
      <style:text-properties fo:font-weight="normal" officeooo:rsid="0015bcb5" officeooo:paragraph-rsid="0015bcb5" style:font-weight-asian="normal" style:font-weight-complex="normal"/>
    </style:style>
    <style:style style:name="P19" style:family="paragraph" style:parent-style-name="Standard">
      <style:paragraph-properties fo:line-height="150%" fo:text-align="justify" style:justify-single-word="false"/>
      <style:text-properties fo:font-style="normal" fo:font-weight="bold" officeooo:rsid="006ee940" officeooo:paragraph-rsid="006ee940"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weight="bold" officeooo:rsid="0015bcb5" officeooo:paragraph-rsid="0015bcb5" style:font-weight-asian="bold" style:font-weight-complex="bold"/>
    </style:style>
    <style:style style:name="P21" style:family="paragraph" style:parent-style-name="Standard">
      <style:paragraph-properties fo:line-height="150%" fo:text-align="justify" style:justify-single-word="false"/>
      <style:text-properties fo:font-weight="bold" officeooo:rsid="001c75da" officeooo:paragraph-rsid="001c75da" style:font-weight-asian="bold" style:font-weight-complex="bold"/>
    </style:style>
    <style:style style:name="P22" style:family="paragraph" style:parent-style-name="Standard">
      <style:paragraph-properties fo:line-height="150%" fo:text-align="center" style:justify-single-word="false"/>
      <style:text-properties fo:font-weight="bold" officeooo:rsid="003e2d96" officeooo:paragraph-rsid="003e2d96" style:font-weight-asian="bold" style:font-weight-complex="bold"/>
    </style:style>
    <style:style style:name="P23" style:family="paragraph" style:parent-style-name="Standard">
      <style:paragraph-properties fo:line-height="150%" fo:text-align="justify" style:justify-single-word="false"/>
      <style:text-properties fo:font-weight="bold" officeooo:rsid="003e2d96" officeooo:paragraph-rsid="003e2d96" style:font-weight-asian="bold" style:font-weight-complex="bold"/>
    </style:style>
    <style:style style:name="P24" style:family="paragraph" style:parent-style-name="Standard">
      <style:paragraph-properties fo:line-height="150%" fo:text-align="justify" style:justify-single-word="false"/>
      <style:text-properties fo:font-weight="bold" officeooo:rsid="0047df3a" officeooo:paragraph-rsid="0047df3a" style:font-weight-asian="bold" style:font-weight-complex="bold"/>
    </style:style>
    <style:style style:name="P25" style:family="paragraph" style:parent-style-name="Standard">
      <style:paragraph-properties fo:line-height="150%" fo:text-align="justify" style:justify-single-word="false"/>
      <style:text-properties fo:font-weight="bold" officeooo:rsid="0047df3a" officeooo:paragraph-rsid="004deff5" style:font-weight-asian="bold" style:font-weight-complex="bold"/>
    </style:style>
    <style:style style:name="P26" style:family="paragraph" style:parent-style-name="Standard">
      <style:paragraph-properties fo:line-height="150%" fo:text-align="justify" style:justify-single-word="false"/>
      <style:text-properties fo:font-weight="bold" officeooo:rsid="005182a5" officeooo:paragraph-rsid="005182a5" style:font-weight-asian="bold" style:font-weight-complex="bold"/>
    </style:style>
    <style:style style:name="P27" style:family="paragraph" style:parent-style-name="Standard">
      <style:paragraph-properties fo:line-height="150%" fo:text-align="justify" style:justify-single-word="false"/>
      <style:text-properties fo:font-weight="bold" officeooo:rsid="00900988" officeooo:paragraph-rsid="00900988" style:font-weight-asian="bold" style:font-weight-complex="bold"/>
    </style:style>
    <style:style style:name="P28" style:family="paragraph" style:parent-style-name="Standard">
      <style:paragraph-properties fo:line-height="150%" fo:text-align="justify" style:justify-single-word="false"/>
      <style:text-properties fo:font-weight="bold" officeooo:rsid="009d2e97" officeooo:paragraph-rsid="009d2e97" style:font-weight-asian="bold" style:font-weight-complex="bold"/>
    </style:style>
    <style:style style:name="P29" style:family="paragraph" style:parent-style-name="Standard">
      <style:paragraph-properties fo:line-height="150%" fo:text-align="justify" style:justify-single-word="false"/>
      <style:text-properties fo:font-weight="bold" officeooo:rsid="00aa961e" officeooo:paragraph-rsid="00aa961e" style:font-weight-asian="bold" style:font-weight-complex="bold"/>
    </style:style>
    <style:style style:name="P30" style:family="paragraph" style:parent-style-name="Standard">
      <style:paragraph-properties fo:line-height="150%" fo:text-align="justify" style:justify-single-word="false"/>
      <style:text-properties officeooo:paragraph-rsid="005182a5"/>
    </style:style>
    <style:style style:name="P31" style:family="paragraph" style:parent-style-name="Standard">
      <style:paragraph-properties fo:line-height="150%" fo:text-align="justify" style:justify-single-word="false"/>
      <style:text-properties officeooo:paragraph-rsid="0060093b"/>
    </style:style>
    <style:style style:name="P32" style:family="paragraph" style:parent-style-name="Standard">
      <style:paragraph-properties fo:line-height="150%" fo:text-align="justify" style:justify-single-word="false"/>
      <style:text-properties officeooo:paragraph-rsid="008564da"/>
    </style:style>
    <style:style style:name="P33" style:family="paragraph" style:parent-style-name="Standard">
      <style:paragraph-properties fo:line-height="150%" fo:text-align="justify" style:justify-single-word="false"/>
      <style:text-properties officeooo:paragraph-rsid="00aa961e"/>
    </style:style>
    <style:style style:name="P34" style:family="paragraph" style:parent-style-name="Standard">
      <style:paragraph-properties fo:line-height="150%" fo:text-align="justify" style:justify-single-word="false"/>
      <style:text-properties style:text-position="0% 100%" fo:font-style="normal" fo:font-weight="bold" officeooo:rsid="001c75da" officeooo:paragraph-rsid="001c75da" style:font-style-asian="normal" style:font-weight-asian="bold" style:font-style-complex="normal" style:font-weight-complex="bold"/>
    </style:style>
    <style:style style:name="P35" style:family="paragraph" style:parent-style-name="Standard">
      <style:paragraph-properties fo:line-height="150%" fo:text-align="justify" style:justify-single-word="false"/>
      <style:text-properties officeooo:rsid="0060093b" officeooo:paragraph-rsid="0060093b"/>
    </style:style>
    <style:style style:name="P36" style:family="paragraph" style:parent-style-name="Standard">
      <style:paragraph-properties fo:line-height="150%" fo:text-align="justify" style:justify-single-word="false"/>
      <style:text-properties style:text-line-through-style="none" style:text-line-through-type="none" fo:font-style="normal" fo:font-weight="bold" officeooo:rsid="008564da" officeooo:paragraph-rsid="008564da" style:font-style-asian="normal" style:font-weight-asian="bold" style:font-style-complex="normal" style:font-weight-complex="bold"/>
    </style:style>
    <style:style style:name="P37" style:family="paragraph" style:parent-style-name="Standard">
      <style:paragraph-properties fo:line-height="150%" fo:text-align="justify" style:justify-single-word="false"/>
      <style:text-properties style:text-line-through-style="none" style:text-line-through-type="none" fo:font-style="normal" fo:font-weight="normal" officeooo:rsid="006ee940" officeooo:paragraph-rsid="006ee940" style:font-style-asian="normal" style:font-weight-asian="normal" style:font-style-complex="normal" style:font-weight-complex="normal"/>
    </style:style>
    <style:style style:name="P38" style:family="paragraph" style:parent-style-name="Standard">
      <style:paragraph-properties fo:line-height="150%" fo:text-align="justify" style:justify-single-word="false" style:writing-mode="lr-tb"/>
      <style:text-properties officeooo:paragraph-rsid="00bc3e52"/>
    </style:style>
    <style:style style:name="T1" style:family="text">
      <style:text-properties fo:font-style="italic" style:font-style-asian="italic" style:font-style-complex="italic"/>
    </style:style>
    <style:style style:name="T2" style:family="text">
      <style:text-properties fo:font-style="italic" fo:font-weight="normal" officeooo:rsid="00175262" style:font-style-asian="italic" style:font-weight-asian="normal" style:font-style-complex="italic" style:font-weight-complex="normal"/>
    </style:style>
    <style:style style:name="T3" style:family="text">
      <style:text-properties fo:font-style="italic" fo:font-weight="normal" officeooo:rsid="00188938" style:font-style-asian="italic" style:font-weight-asian="normal" style:font-style-complex="italic" style:font-weight-complex="normal"/>
    </style:style>
    <style:style style:name="T4" style:family="text">
      <style:text-properties fo:font-style="italic" fo:font-weight="normal" officeooo:rsid="0034308e" style:font-style-asian="italic" style:font-weight-asian="normal" style:font-style-complex="italic" style:font-weight-complex="normal"/>
    </style:style>
    <style:style style:name="T5" style:family="text">
      <style:text-properties style:text-position="sub 58%" fo:font-style="italic" style:font-style-asian="italic" style:font-style-complex="italic"/>
    </style:style>
    <style:style style:name="T6" style:family="text">
      <style:text-properties style:text-position="sub 58%" fo:font-style="normal" fo:font-weight="normal" style:font-style-asian="normal" style:font-weight-asian="normal" style:font-style-complex="normal" style:font-weight-complex="normal"/>
    </style:style>
    <style:style style:name="T7" style:family="text">
      <style:text-properties style:text-position="sub 58%" fo:font-style="normal" fo:font-weight="normal" officeooo:rsid="00624c90" style:font-style-asian="normal" style:font-weight-asian="normal" style:font-style-complex="normal" style:font-weight-complex="normal"/>
    </style:style>
    <style:style style:name="T8" style:family="text">
      <style:text-properties style:text-position="sub 58%" fo:font-style="normal" fo:font-weight="normal" officeooo:rsid="00672a06" style:font-style-asian="normal" style:font-weight-asian="normal" style:font-style-complex="normal" style:font-weight-complex="normal"/>
    </style:style>
    <style:style style:name="T9" style:family="text">
      <style:text-properties style:text-position="0% 100%"/>
    </style:style>
    <style:style style:name="T10" style:family="text">
      <style:text-properties style:text-position="0% 100%" fo:font-style="italic" style:font-style-asian="italic" style:font-style-complex="italic"/>
    </style:style>
    <style:style style:name="T11" style:family="text">
      <style:text-properties style:text-position="0% 100%" fo:font-style="italic" fo:font-weight="normal" officeooo:rsid="0013e178" style:font-style-asian="italic" style:font-weight-asian="normal" style:font-style-complex="italic" style:font-weight-complex="normal"/>
    </style:style>
    <style:style style:name="T12" style:family="text">
      <style:text-properties style:text-position="0% 100%" fo:font-style="italic" fo:font-weight="normal" officeooo:rsid="001cc3ed" style:font-style-asian="italic" style:font-weight-asian="normal" style:font-style-complex="italic" style:font-weight-complex="normal"/>
    </style:style>
    <style:style style:name="T13" style:family="text">
      <style:text-properties style:text-position="0% 100%" fo:font-style="italic" fo:font-weight="normal" officeooo:rsid="00259746" style:font-style-asian="italic" style:font-weight-asian="normal" style:font-style-complex="italic" style:font-weight-complex="normal"/>
    </style:style>
    <style:style style:name="T14" style:family="text">
      <style:text-properties style:text-position="0% 100%" fo:font-style="italic" fo:font-weight="normal" officeooo:rsid="00297fd7" style:font-style-asian="italic" style:font-weight-asian="normal" style:font-style-complex="italic" style:font-weight-complex="normal"/>
    </style:style>
    <style:style style:name="T15" style:family="text">
      <style:text-properties style:text-position="0% 100%" fo:font-style="italic" fo:font-weight="normal" officeooo:rsid="002a8a17" style:font-style-asian="italic" style:font-weight-asian="normal" style:font-style-complex="italic" style:font-weight-complex="normal"/>
    </style:style>
    <style:style style:name="T16" style:family="text">
      <style:text-properties style:text-position="0% 100%" fo:font-style="italic" fo:font-weight="normal" officeooo:rsid="00481b2d" style:font-style-asian="italic" style:font-weight-asian="normal" style:font-style-complex="italic" style:font-weight-complex="normal"/>
    </style:style>
    <style:style style:name="T17" style:family="text">
      <style:text-properties style:text-position="0% 100%" fo:font-style="italic" fo:font-weight="normal" officeooo:rsid="004deff5" style:font-style-asian="italic" style:font-weight-asian="normal" style:font-style-complex="italic" style:font-weight-complex="normal"/>
    </style:style>
    <style:style style:name="T18" style:family="text">
      <style:text-properties style:text-position="0% 100%" fo:font-style="italic" fo:font-weight="normal" officeooo:rsid="00554369" style:font-style-asian="italic" style:font-weight-asian="normal" style:font-style-complex="italic" style:font-weight-complex="normal"/>
    </style:style>
    <style:style style:name="T19" style:family="text">
      <style:text-properties style:text-position="0% 100%" fo:font-style="italic" fo:font-weight="normal" officeooo:rsid="0061cb7c" style:font-style-asian="italic" style:font-weight-asian="normal" style:font-style-complex="italic" style:font-weight-complex="normal"/>
    </style:style>
    <style:style style:name="T20" style:family="text">
      <style:text-properties style:text-position="0% 100%" fo:font-style="italic" fo:font-weight="normal" officeooo:rsid="00624c90" style:font-style-asian="italic" style:font-weight-asian="normal" style:font-style-complex="italic" style:font-weight-complex="normal"/>
    </style:style>
    <style:style style:name="T21" style:family="text">
      <style:text-properties style:text-position="0% 100%" fo:font-style="normal" style:font-style-asian="normal" style:font-style-complex="normal"/>
    </style:style>
    <style:style style:name="T22" style:family="text">
      <style:text-properties style:text-position="0% 100%" fo:font-style="normal" officeooo:rsid="00145624" style:font-style-asian="normal" style:font-style-complex="normal"/>
    </style:style>
    <style:style style:name="T23" style:family="text">
      <style:text-properties style:text-position="0% 100%" fo:font-style="normal" officeooo:rsid="002a8a17" style:font-style-asian="normal" style:font-style-complex="normal"/>
    </style:style>
    <style:style style:name="T24" style:family="text">
      <style:text-properties style:text-position="0% 100%" fo:font-style="normal" officeooo:rsid="003e9496" style:font-style-asian="normal" style:font-style-complex="normal"/>
    </style:style>
    <style:style style:name="T25" style:family="text">
      <style:text-properties style:text-position="0% 100%" fo:font-style="normal" officeooo:rsid="0050ca63" style:font-style-asian="normal" style:font-style-complex="normal"/>
    </style:style>
    <style:style style:name="T26" style:family="text">
      <style:text-properties style:text-position="0% 100%" fo:font-style="normal" officeooo:rsid="00d1628d" style:font-style-asian="normal" style:font-style-complex="normal"/>
    </style:style>
    <style:style style:name="T27" style:family="text">
      <style:text-properties style:text-position="0% 100%" fo:font-style="normal" fo:font-weight="normal" style:font-style-asian="normal" style:font-weight-asian="normal" style:font-style-complex="normal" style:font-weight-complex="normal"/>
    </style:style>
    <style:style style:name="T28" style:family="text">
      <style:text-properties style:text-position="0% 100%" fo:font-style="normal" fo:font-weight="normal" officeooo:rsid="000f2a6c" style:font-style-asian="normal" style:font-weight-asian="normal" style:font-style-complex="normal" style:font-weight-complex="normal"/>
    </style:style>
    <style:style style:name="T29" style:family="text">
      <style:text-properties style:text-position="0% 100%" fo:font-style="normal" fo:font-weight="normal" officeooo:rsid="0011046b" style:font-style-asian="normal" style:font-weight-asian="normal" style:font-style-complex="normal" style:font-weight-complex="normal"/>
    </style:style>
    <style:style style:name="T30" style:family="text">
      <style:text-properties style:text-position="0% 100%" fo:font-style="normal" fo:font-weight="normal" officeooo:rsid="0012788b" style:font-style-asian="normal" style:font-weight-asian="normal" style:font-style-complex="normal" style:font-weight-complex="normal"/>
    </style:style>
    <style:style style:name="T31" style:family="text">
      <style:text-properties style:text-position="0% 100%" fo:font-style="normal" fo:font-weight="normal" officeooo:rsid="0013e178" style:font-style-asian="normal" style:font-weight-asian="normal" style:font-style-complex="normal" style:font-weight-complex="normal"/>
    </style:style>
    <style:style style:name="T32" style:family="text">
      <style:text-properties style:text-position="0% 100%" fo:font-style="normal" fo:font-weight="normal" officeooo:rsid="001cc3ed" style:font-style-asian="normal" style:font-weight-asian="normal" style:font-style-complex="normal" style:font-weight-complex="normal"/>
    </style:style>
    <style:style style:name="T33" style:family="text">
      <style:text-properties style:text-position="0% 100%" fo:font-style="normal" fo:font-weight="normal" officeooo:rsid="001ee2db" style:font-style-asian="normal" style:font-weight-asian="normal" style:font-style-complex="normal" style:font-weight-complex="normal"/>
    </style:style>
    <style:style style:name="T34" style:family="text">
      <style:text-properties style:text-position="0% 100%" fo:font-style="normal" fo:font-weight="normal" officeooo:rsid="001fcce1" style:font-style-asian="normal" style:font-weight-asian="normal" style:font-style-complex="normal" style:font-weight-complex="normal"/>
    </style:style>
    <style:style style:name="T35" style:family="text">
      <style:text-properties style:text-position="0% 100%" fo:font-style="normal" fo:font-weight="normal" officeooo:rsid="0020b720" style:font-style-asian="normal" style:font-weight-asian="normal" style:font-style-complex="normal" style:font-weight-complex="normal"/>
    </style:style>
    <style:style style:name="T36" style:family="text">
      <style:text-properties style:text-position="0% 100%" fo:font-style="normal" fo:font-weight="normal" officeooo:rsid="00221461" style:font-style-asian="normal" style:font-weight-asian="normal" style:font-style-complex="normal" style:font-weight-complex="normal"/>
    </style:style>
    <style:style style:name="T37" style:family="text">
      <style:text-properties style:text-position="0% 100%" fo:font-style="normal" fo:font-weight="normal" officeooo:rsid="0024c794" style:font-style-asian="normal" style:font-weight-asian="normal" style:font-style-complex="normal" style:font-weight-complex="normal"/>
    </style:style>
    <style:style style:name="T38" style:family="text">
      <style:text-properties style:text-position="0% 100%" fo:font-style="normal" fo:font-weight="normal" officeooo:rsid="00259746" style:font-style-asian="normal" style:font-weight-asian="normal" style:font-style-complex="normal" style:font-weight-complex="normal"/>
    </style:style>
    <style:style style:name="T39" style:family="text">
      <style:text-properties style:text-position="0% 100%" fo:font-style="normal" fo:font-weight="normal" officeooo:rsid="00297fd7" style:font-style-asian="normal" style:font-weight-asian="normal" style:font-style-complex="normal" style:font-weight-complex="normal"/>
    </style:style>
    <style:style style:name="T40" style:family="text">
      <style:text-properties style:text-position="0% 100%" fo:font-style="normal" fo:font-weight="normal" officeooo:rsid="002a8a17" style:font-style-asian="normal" style:font-weight-asian="normal" style:font-style-complex="normal" style:font-weight-complex="normal"/>
    </style:style>
    <style:style style:name="T41" style:family="text">
      <style:text-properties style:text-position="0% 100%" fo:font-style="normal" fo:font-weight="normal" officeooo:rsid="002b15ab" style:font-style-asian="normal" style:font-weight-asian="normal" style:font-style-complex="normal" style:font-weight-complex="normal"/>
    </style:style>
    <style:style style:name="T42" style:family="text">
      <style:text-properties style:text-position="0% 100%" fo:font-style="normal" fo:font-weight="normal" officeooo:rsid="002cd191" style:font-style-asian="normal" style:font-weight-asian="normal" style:font-style-complex="normal" style:font-weight-complex="normal"/>
    </style:style>
    <style:style style:name="T43" style:family="text">
      <style:text-properties style:text-position="0% 100%" fo:font-style="normal" fo:font-weight="normal" officeooo:rsid="003e9496" style:font-style-asian="normal" style:font-weight-asian="normal" style:font-style-complex="normal" style:font-weight-complex="normal"/>
    </style:style>
    <style:style style:name="T44" style:family="text">
      <style:text-properties style:text-position="0% 100%" fo:font-style="normal" fo:font-weight="normal" officeooo:rsid="00407626" style:font-style-asian="normal" style:font-weight-asian="normal" style:font-style-complex="normal" style:font-weight-complex="normal"/>
    </style:style>
    <style:style style:name="T45" style:family="text">
      <style:text-properties style:text-position="0% 100%" fo:font-style="normal" fo:font-weight="normal" officeooo:rsid="0046bf66" style:font-style-asian="normal" style:font-weight-asian="normal" style:font-style-complex="normal" style:font-weight-complex="normal"/>
    </style:style>
    <style:style style:name="T46" style:family="text">
      <style:text-properties style:text-position="0% 100%" fo:font-style="normal" fo:font-weight="normal" officeooo:rsid="00481b2d" style:font-style-asian="normal" style:font-weight-asian="normal" style:font-style-complex="normal" style:font-weight-complex="normal"/>
    </style:style>
    <style:style style:name="T47" style:family="text">
      <style:text-properties style:text-position="0% 100%" fo:font-style="normal" fo:font-weight="normal" officeooo:rsid="0048e2ea" style:font-style-asian="normal" style:font-weight-asian="normal" style:font-style-complex="normal" style:font-weight-complex="normal"/>
    </style:style>
    <style:style style:name="T48" style:family="text">
      <style:text-properties style:text-position="0% 100%" fo:font-style="normal" fo:font-weight="normal" officeooo:rsid="004aac1a" style:font-style-asian="normal" style:font-weight-asian="normal" style:font-style-complex="normal" style:font-weight-complex="normal"/>
    </style:style>
    <style:style style:name="T49" style:family="text">
      <style:text-properties style:text-position="0% 100%" fo:font-style="normal" fo:font-weight="normal" officeooo:rsid="004ca17a" style:font-style-asian="normal" style:font-weight-asian="normal" style:font-style-complex="normal" style:font-weight-complex="normal"/>
    </style:style>
    <style:style style:name="T50" style:family="text">
      <style:text-properties style:text-position="0% 100%" fo:font-style="normal" fo:font-weight="normal" officeooo:rsid="004deff5" style:font-style-asian="normal" style:font-weight-asian="normal" style:font-style-complex="normal" style:font-weight-complex="normal"/>
    </style:style>
    <style:style style:name="T51" style:family="text">
      <style:text-properties style:text-position="0% 100%" fo:font-style="normal" fo:font-weight="normal" officeooo:rsid="004f1ae1" style:font-style-asian="normal" style:font-weight-asian="normal" style:font-style-complex="normal" style:font-weight-complex="normal"/>
    </style:style>
    <style:style style:name="T52" style:family="text">
      <style:text-properties style:text-position="0% 100%" fo:font-style="normal" fo:font-weight="normal" officeooo:rsid="004ff025" style:font-style-asian="normal" style:font-weight-asian="normal" style:font-style-complex="normal" style:font-weight-complex="normal"/>
    </style:style>
    <style:style style:name="T53" style:family="text">
      <style:text-properties style:text-position="0% 100%" fo:font-style="normal" fo:font-weight="normal" officeooo:rsid="0050ca63" style:font-style-asian="normal" style:font-weight-asian="normal" style:font-style-complex="normal" style:font-weight-complex="normal"/>
    </style:style>
    <style:style style:name="T54" style:family="text">
      <style:text-properties style:text-position="0% 100%" fo:font-style="normal" fo:font-weight="normal" officeooo:rsid="00554369" style:font-style-asian="normal" style:font-weight-asian="normal" style:font-style-complex="normal" style:font-weight-complex="normal"/>
    </style:style>
    <style:style style:name="T55" style:family="text">
      <style:text-properties style:text-position="0% 100%" fo:font-style="normal" fo:font-weight="normal" officeooo:rsid="00593449" style:font-style-asian="normal" style:font-weight-asian="normal" style:font-style-complex="normal" style:font-weight-complex="normal"/>
    </style:style>
    <style:style style:name="T56" style:family="text">
      <style:text-properties style:text-position="0% 100%" fo:font-style="normal" fo:font-weight="normal" officeooo:rsid="0059f108" style:font-style-asian="normal" style:font-weight-asian="normal" style:font-style-complex="normal" style:font-weight-complex="normal"/>
    </style:style>
    <style:style style:name="T57" style:family="text">
      <style:text-properties style:text-position="0% 100%" fo:font-style="normal" fo:font-weight="normal" officeooo:rsid="005b7f14" style:font-style-asian="normal" style:font-weight-asian="normal" style:font-style-complex="normal" style:font-weight-complex="normal"/>
    </style:style>
    <style:style style:name="T58" style:family="text">
      <style:text-properties style:text-position="0% 100%" fo:font-style="normal" fo:font-weight="normal" officeooo:rsid="0061cb7c" style:font-style-asian="normal" style:font-weight-asian="normal" style:font-style-complex="normal" style:font-weight-complex="normal"/>
    </style:style>
    <style:style style:name="T59" style:family="text">
      <style:text-properties style:text-position="0% 100%" fo:font-style="normal" fo:font-weight="normal" officeooo:rsid="00624c90" style:font-style-asian="normal" style:font-weight-asian="normal" style:font-style-complex="normal" style:font-weight-complex="normal"/>
    </style:style>
    <style:style style:name="T60" style:family="text">
      <style:text-properties style:text-position="0% 100%" fo:font-style="normal" fo:font-weight="normal" officeooo:rsid="006389eb" style:font-style-asian="normal" style:font-weight-asian="normal" style:font-style-complex="normal" style:font-weight-complex="normal"/>
    </style:style>
    <style:style style:name="T61" style:family="text">
      <style:text-properties style:text-position="0% 100%" fo:font-style="normal" fo:font-weight="normal" officeooo:rsid="0063f616" style:font-style-asian="normal" style:font-weight-asian="normal" style:font-style-complex="normal" style:font-weight-complex="normal"/>
    </style:style>
    <style:style style:name="T62" style:family="text">
      <style:text-properties style:text-position="0% 100%" fo:font-style="normal" fo:font-weight="normal" officeooo:rsid="006594d8" style:font-style-asian="normal" style:font-weight-asian="normal" style:font-style-complex="normal" style:font-weight-complex="normal"/>
    </style:style>
    <style:style style:name="T63" style:family="text">
      <style:text-properties style:text-position="0% 100%" fo:font-style="normal" fo:font-weight="normal" officeooo:rsid="00672a06" style:font-style-asian="normal" style:font-weight-asian="normal" style:font-style-complex="normal" style:font-weight-complex="normal"/>
    </style:style>
    <style:style style:name="T64" style:family="text">
      <style:text-properties style:text-position="0% 100%" fo:font-style="normal" fo:font-weight="normal" officeooo:rsid="0068d20b" style:font-style-asian="normal" style:font-weight-asian="normal" style:font-style-complex="normal" style:font-weight-complex="normal"/>
    </style:style>
    <style:style style:name="T65" style:family="text">
      <style:text-properties style:text-position="0% 100%" fo:font-style="normal" fo:font-weight="normal" officeooo:rsid="006a3a42" style:font-style-asian="normal" style:font-weight-asian="normal" style:font-style-complex="normal" style:font-weight-complex="normal"/>
    </style:style>
    <style:style style:name="T66" style:family="text">
      <style:text-properties style:text-position="0% 100%" fo:font-style="normal" fo:font-weight="normal" officeooo:rsid="006a59c0" style:font-style-asian="normal" style:font-weight-asian="normal" style:font-style-complex="normal" style:font-weight-complex="normal"/>
    </style:style>
    <style:style style:name="T67" style:family="text">
      <style:text-properties style:text-position="0% 100%" fo:font-style="normal" fo:font-weight="normal" officeooo:rsid="00905682" style:font-style-asian="normal" style:font-weight-asian="normal" style:font-style-complex="normal" style:font-weight-complex="normal"/>
    </style:style>
    <style:style style:name="T68" style:family="text">
      <style:text-properties style:text-position="0% 100%" fo:font-style="normal" fo:font-weight="normal" officeooo:rsid="00915588" style:font-style-asian="normal" style:font-weight-asian="normal" style:font-style-complex="normal" style:font-weight-complex="normal"/>
    </style:style>
    <style:style style:name="T69" style:family="text">
      <style:text-properties style:text-position="0% 100%" fo:font-style="normal" fo:font-weight="normal" officeooo:rsid="0092929e" style:font-style-asian="normal" style:font-weight-asian="normal" style:font-style-complex="normal" style:font-weight-complex="normal"/>
    </style:style>
    <style:style style:name="T70" style:family="text">
      <style:text-properties style:text-position="0% 100%" fo:font-style="normal" fo:font-weight="normal" officeooo:rsid="0094665c" style:font-style-asian="normal" style:font-weight-asian="normal" style:font-style-complex="normal" style:font-weight-complex="normal"/>
    </style:style>
    <style:style style:name="T71" style:family="text">
      <style:text-properties style:text-position="0% 100%" fo:font-style="normal" fo:font-weight="normal" officeooo:rsid="0095d8f0" style:font-style-asian="normal" style:font-weight-asian="normal" style:font-style-complex="normal" style:font-weight-complex="normal"/>
    </style:style>
    <style:style style:name="T72" style:family="text">
      <style:text-properties style:text-position="0% 100%" fo:font-style="normal" fo:font-weight="normal" officeooo:rsid="009648ea" style:font-style-asian="normal" style:font-weight-asian="normal" style:font-style-complex="normal" style:font-weight-complex="normal"/>
    </style:style>
    <style:style style:name="T73" style:family="text">
      <style:text-properties style:text-position="0% 100%" fo:font-style="normal" fo:font-weight="normal" officeooo:rsid="0097b5cf" style:font-style-asian="normal" style:font-weight-asian="normal" style:font-style-complex="normal" style:font-weight-complex="normal"/>
    </style:style>
    <style:style style:name="T74" style:family="text">
      <style:text-properties style:text-position="0% 100%" fo:font-style="normal" fo:font-weight="normal" officeooo:rsid="00993bb9" style:font-style-asian="normal" style:font-weight-asian="normal" style:font-style-complex="normal" style:font-weight-complex="normal"/>
    </style:style>
    <style:style style:name="T75" style:family="text">
      <style:text-properties style:text-position="0% 100%" fo:font-style="normal" fo:font-weight="normal" officeooo:rsid="009a6345" style:font-style-asian="normal" style:font-weight-asian="normal" style:font-style-complex="normal" style:font-weight-complex="normal"/>
    </style:style>
    <style:style style:name="T76" style:family="text">
      <style:text-properties style:text-position="0% 100%" fo:font-style="normal" fo:font-weight="normal" officeooo:rsid="00ce1d81" style:font-style-asian="normal" style:font-weight-asian="normal" style:font-style-complex="normal" style:font-weight-complex="normal"/>
    </style:style>
    <style:style style:name="T77" style:family="text">
      <style:text-properties style:text-position="0% 100%" fo:font-style="normal" fo:font-weight="normal" officeooo:rsid="00d23727" style:font-style-asian="normal" style:font-weight-asian="normal" style:font-style-complex="normal" style:font-weight-complex="normal"/>
    </style:style>
    <style:style style:name="T78" style:family="text">
      <style:text-properties style:text-position="0% 100%" fo:font-style="normal" fo:font-weight="normal" officeooo:rsid="00d6ab10" style:font-style-asian="normal" style:font-weight-asian="normal" style:font-style-complex="normal" style:font-weight-complex="normal"/>
    </style:style>
    <style:style style:name="T79" style:family="text">
      <style:text-properties style:text-position="0% 100%" fo:font-style="normal" fo:font-weight="normal" officeooo:rsid="00d95293" style:font-style-asian="normal" style:font-weight-asian="normal" style:font-style-complex="normal" style:font-weight-complex="normal"/>
    </style:style>
    <style:style style:name="T80" style:family="text">
      <style:text-properties style:text-position="0% 100%" fo:font-style="normal" fo:font-weight="bold" officeooo:rsid="005182a5" style:font-style-asian="normal" style:font-weight-asian="bold" style:font-style-complex="normal" style:font-weight-complex="bold"/>
    </style:style>
    <style:style style:name="T81" style:family="text">
      <style:text-properties style:text-position="0% 100%" fo:font-weight="normal" officeooo:rsid="00193a45" style:font-weight-asian="normal" style:font-weight-complex="normal"/>
    </style:style>
    <style:style style:name="T82" style:family="text">
      <style:text-properties style:text-position="0% 100%" officeooo:rsid="00193a45"/>
    </style:style>
    <style:style style:name="T83" style:family="text">
      <style:text-properties fo:font-style="normal" fo:font-weight="normal" officeooo:rsid="00175262" style:font-style-asian="normal" style:font-weight-asian="normal" style:font-style-complex="normal" style:font-weight-complex="normal"/>
    </style:style>
    <style:style style:name="T84" style:family="text">
      <style:text-properties fo:font-style="normal" fo:font-weight="normal" officeooo:rsid="00188938" style:font-style-asian="normal" style:font-weight-asian="normal" style:font-style-complex="normal" style:font-weight-complex="normal"/>
    </style:style>
    <style:style style:name="T85" style:family="text">
      <style:text-properties fo:font-style="normal" fo:font-weight="normal" officeooo:rsid="0034308e" style:font-style-asian="normal" style:font-weight-asian="normal" style:font-style-complex="normal" style:font-weight-complex="normal"/>
    </style:style>
    <style:style style:name="T86" style:family="text">
      <style:text-properties fo:font-weight="normal" style:font-weight-asian="normal" style:font-weight-complex="normal"/>
    </style:style>
    <style:style style:name="T87" style:family="text">
      <style:text-properties fo:font-weight="normal" officeooo:rsid="0012788b" style:font-weight-asian="normal" style:font-weight-complex="normal"/>
    </style:style>
    <style:style style:name="T88" style:family="text">
      <style:text-properties fo:font-weight="normal" officeooo:rsid="0013e178" style:font-weight-asian="normal" style:font-weight-complex="normal"/>
    </style:style>
    <style:style style:name="T89" style:family="text">
      <style:text-properties fo:font-weight="normal" officeooo:rsid="00175262" style:font-weight-asian="normal" style:font-weight-complex="normal"/>
    </style:style>
    <style:style style:name="T90" style:family="text">
      <style:text-properties fo:font-weight="normal" officeooo:rsid="00188938" style:font-weight-asian="normal" style:font-weight-complex="normal"/>
    </style:style>
    <style:style style:name="T91" style:family="text">
      <style:text-properties fo:font-weight="normal" officeooo:rsid="00192513" style:font-weight-asian="normal" style:font-weight-complex="normal"/>
    </style:style>
    <style:style style:name="T92" style:family="text">
      <style:text-properties fo:font-weight="normal" officeooo:rsid="00193a45" style:font-weight-asian="normal" style:font-weight-complex="normal"/>
    </style:style>
    <style:style style:name="T93" style:family="text">
      <style:text-properties fo:font-weight="normal" officeooo:rsid="00338377" style:font-weight-asian="normal" style:font-weight-complex="normal"/>
    </style:style>
    <style:style style:name="T94" style:family="text">
      <style:text-properties fo:font-weight="normal" officeooo:rsid="0034308e" style:font-weight-asian="normal" style:font-weight-complex="normal"/>
    </style:style>
    <style:style style:name="T95" style:family="text">
      <style:text-properties fo:font-weight="normal" officeooo:rsid="004405c0" style:font-weight-asian="normal" style:font-weight-complex="normal"/>
    </style:style>
    <style:style style:name="T96" style:family="text">
      <style:text-properties fo:font-weight="normal" officeooo:rsid="004477b1" style:font-weight-asian="normal" style:font-weight-complex="normal"/>
    </style:style>
    <style:style style:name="T97" style:family="text">
      <style:text-properties fo:font-weight="normal" officeooo:rsid="00b4c875" style:font-weight-asian="normal" style:font-weight-complex="normal"/>
    </style:style>
    <style:style style:name="T98" style:family="text">
      <style:text-properties fo:font-weight="normal" officeooo:rsid="00b69628" style:font-weight-asian="normal" style:font-weight-complex="normal"/>
    </style:style>
    <style:style style:name="T99" style:family="text">
      <style:text-properties fo:font-weight="normal" officeooo:rsid="00b8550a" style:font-weight-asian="normal" style:font-weight-complex="normal"/>
    </style:style>
    <style:style style:name="T100" style:family="text">
      <style:text-properties fo:font-weight="normal" officeooo:rsid="00bb4367" style:font-weight-asian="normal" style:font-weight-complex="normal"/>
    </style:style>
    <style:style style:name="T101" style:family="text">
      <style:text-properties fo:font-weight="normal" officeooo:rsid="00bb77da" style:font-weight-asian="normal" style:font-weight-complex="normal"/>
    </style:style>
    <style:style style:name="T102" style:family="text">
      <style:text-properties fo:font-weight="normal" officeooo:rsid="00be1f3b" style:font-weight-asian="normal" style:font-weight-complex="normal"/>
    </style:style>
    <style:style style:name="T103" style:family="text">
      <style:text-properties officeooo:rsid="0012788b"/>
    </style:style>
    <style:style style:name="T104" style:family="text">
      <style:text-properties style:text-position="super 58%" fo:font-weight="normal" officeooo:rsid="00193a45" style:font-weight-asian="normal" style:font-weight-complex="normal"/>
    </style:style>
    <style:style style:name="T105" style:family="text">
      <style:text-properties style:text-line-through-style="solid" style:text-line-through-type="single" style:text-position="0% 100%" fo:font-style="normal" fo:font-weight="normal" officeooo:rsid="002318db" style:font-style-asian="normal" style:font-weight-asian="normal" style:font-style-complex="normal" style:font-weight-complex="normal"/>
    </style:style>
    <style:style style:name="T106" style:family="text">
      <style:text-properties style:text-line-through-style="solid" style:text-line-through-type="single" style:text-position="0% 100%" fo:font-style="normal" fo:font-weight="normal" officeooo:rsid="0024c794" style:font-style-asian="normal" style:font-weight-asian="normal" style:font-style-complex="normal" style:font-weight-complex="normal"/>
    </style:style>
    <style:style style:name="T107" style:family="text">
      <style:text-properties officeooo:rsid="0034308e"/>
    </style:style>
    <style:style style:name="T108" style:family="text">
      <style:text-properties fo:color="#000000" style:text-position="0% 100%" style:font-name="Liberation Serif" fo:font-size="12pt" fo:font-style="italic" fo:font-weight="normal" officeooo:rsid="006a3a42" style:font-size-asian="12pt" style:font-style-asian="italic" style:font-weight-asian="normal" style:font-size-complex="12pt" style:font-style-complex="normal" style:font-weight-complex="normal"/>
    </style:style>
    <style:style style:name="T109" style:family="text">
      <style:text-properties fo:color="#000000" style:text-position="0% 100%" style:font-name="Liberation Serif" fo:font-size="12pt" fo:font-style="italic" fo:font-weight="normal" officeooo:rsid="006bf8be" style:font-size-asian="12pt" style:font-style-asian="italic" style:font-weight-asian="normal" style:font-size-complex="12pt" style:font-style-complex="normal" style:font-weight-complex="normal"/>
    </style:style>
    <style:style style:name="T110" style:family="text">
      <style:text-properties fo:color="#000000" style:text-position="0% 100%" style:font-name="Liberation Serif" fo:font-size="12pt" fo:font-style="italic" fo:font-weight="normal" officeooo:rsid="0088e524" style:font-size-asian="12pt" style:font-style-asian="italic" style:font-weight-asian="normal" style:font-size-complex="12pt" style:font-style-complex="italic" style:font-weight-complex="normal"/>
    </style:style>
    <style:style style:name="T111" style:family="text">
      <style:text-properties fo:color="#000000" style:text-position="0% 100%" style:font-name="Liberation Serif" fo:font-size="12pt" fo:font-style="italic" fo:font-weight="normal" officeooo:rsid="008a6729" style:font-size-asian="12pt" style:font-style-asian="italic" style:font-weight-asian="normal" style:font-size-complex="12pt" style:font-style-complex="italic" style:font-weight-complex="normal"/>
    </style:style>
    <style:style style:name="T112" style:family="text">
      <style:text-properties fo:color="#000000" style:text-position="0% 100%" style:font-name="Liberation Serif" fo:font-size="12pt" fo:font-style="italic" fo:font-weight="normal" officeooo:rsid="00c9ef66" style:font-size-asian="12pt" style:font-style-asian="italic" style:font-weight-asian="normal" style:font-size-complex="12pt" style:font-style-complex="italic" style:font-weight-complex="normal"/>
    </style:style>
    <style:style style:name="T113" style:family="text">
      <style:text-properties fo:color="#000000" style:text-position="0% 100%" style:font-name="Liberation Serif" fo:font-size="12pt" officeooo:rsid="006c61b3" style:font-size-asian="12pt" style:font-size-complex="12pt"/>
    </style:style>
    <style:style style:name="T114" style:family="text">
      <style:text-properties fo:color="#000000" style:text-position="0% 100%" style:font-name="Liberation Serif" fo:font-size="12pt" style:font-size-asian="12pt" style:font-size-complex="12pt"/>
    </style:style>
    <style:style style:name="T115" style:family="text">
      <style:text-properties fo:color="#000000" style:text-position="0% 100%" style:font-name="Liberation Serif" fo:font-size="12pt" officeooo:rsid="0071fd93" style:font-size-asian="12pt" style:font-size-complex="12pt"/>
    </style:style>
    <style:style style:name="T116" style:family="text">
      <style:text-properties fo:color="#000000" style:text-position="0% 100%" style:font-name="Liberation Serif" fo:font-size="12pt" officeooo:rsid="0072a9d3" style:font-size-asian="12pt" style:font-size-complex="12pt"/>
    </style:style>
    <style:style style:name="T117" style:family="text">
      <style:text-properties fo:color="#000000" style:text-position="0% 100%" style:font-name="Liberation Serif" fo:font-size="12pt" officeooo:rsid="007386d3" style:font-size-asian="12pt" style:font-size-complex="12pt"/>
    </style:style>
    <style:style style:name="T118" style:family="text">
      <style:text-properties fo:color="#000000" style:text-position="0% 100%" style:font-name="Liberation Serif" fo:font-size="12pt" officeooo:rsid="00745d03" style:font-size-asian="12pt" style:font-size-complex="12pt"/>
    </style:style>
    <style:style style:name="T119" style:family="text">
      <style:text-properties fo:color="#000000" style:text-position="0% 100%" style:font-name="Liberation Serif" fo:font-size="12pt" officeooo:rsid="00762102" style:font-size-asian="12pt" style:font-size-complex="12pt"/>
    </style:style>
    <style:style style:name="T120" style:family="text">
      <style:text-properties fo:color="#000000" style:text-position="0% 100%" style:font-name="Liberation Serif" fo:font-size="12pt" officeooo:rsid="00773a91" style:font-size-asian="12pt" style:font-size-complex="12pt"/>
    </style:style>
    <style:style style:name="T121" style:family="text">
      <style:text-properties fo:color="#000000" style:text-position="0% 100%" style:font-name="Liberation Serif" fo:font-size="12pt" officeooo:rsid="00776e75" style:font-size-asian="12pt" style:font-size-complex="12pt"/>
    </style:style>
    <style:style style:name="T122" style:family="text">
      <style:text-properties fo:color="#000000" style:text-position="0% 100%" style:font-name="Liberation Serif" fo:font-size="12pt" officeooo:rsid="0078bcce" style:font-size-asian="12pt" style:font-size-complex="12pt"/>
    </style:style>
    <style:style style:name="T123" style:family="text">
      <style:text-properties fo:color="#000000" style:text-position="0% 100%" style:font-name="Liberation Serif" fo:font-size="12pt" officeooo:rsid="0078f5b4" style:font-size-asian="12pt" style:font-size-complex="12pt"/>
    </style:style>
    <style:style style:name="T124" style:family="text">
      <style:text-properties fo:color="#000000" style:text-position="0% 100%" style:font-name="Liberation Serif" fo:font-size="12pt" officeooo:rsid="007963f6" style:font-size-asian="12pt" style:font-size-complex="12pt"/>
    </style:style>
    <style:style style:name="T125" style:family="text">
      <style:text-properties fo:color="#000000" style:text-position="0% 100%" style:font-name="Liberation Serif" fo:font-size="12pt" officeooo:rsid="0079ea93" style:font-size-asian="12pt" style:font-size-complex="12pt"/>
    </style:style>
    <style:style style:name="T126" style:family="text">
      <style:text-properties fo:color="#000000" style:text-position="0% 100%" style:font-name="Liberation Serif" fo:font-size="12pt" officeooo:rsid="007a96eb" style:font-size-asian="12pt" style:font-size-complex="12pt"/>
    </style:style>
    <style:style style:name="T127" style:family="text">
      <style:text-properties fo:color="#000000" style:text-position="0% 100%" style:font-name="Liberation Serif" fo:font-size="12pt" officeooo:rsid="007b610a" style:font-size-asian="12pt" style:font-size-complex="12pt"/>
    </style:style>
    <style:style style:name="T128" style:family="text">
      <style:text-properties fo:color="#000000" style:text-position="0% 100%" style:font-name="Liberation Serif" fo:font-size="12pt" officeooo:rsid="007d59be" style:font-size-asian="12pt" style:font-size-complex="12pt"/>
    </style:style>
    <style:style style:name="T129" style:family="text">
      <style:text-properties fo:color="#000000" style:text-position="0% 100%" style:font-name="Liberation Serif" fo:font-size="12pt" officeooo:rsid="007e8771" style:font-size-asian="12pt" style:font-size-complex="12pt"/>
    </style:style>
    <style:style style:name="T130" style:family="text">
      <style:text-properties fo:color="#000000" style:text-position="0% 100%" style:font-name="Liberation Serif" fo:font-size="12pt" officeooo:rsid="007fb73a" style:font-size-asian="12pt" style:font-size-complex="12pt"/>
    </style:style>
    <style:style style:name="T131" style:family="text">
      <style:text-properties fo:color="#000000" style:text-position="0% 100%" style:font-name="Liberation Serif" fo:font-size="12pt" officeooo:rsid="0080ebb6" style:font-size-asian="12pt" style:font-size-complex="12pt"/>
    </style:style>
    <style:style style:name="T132" style:family="text">
      <style:text-properties fo:color="#000000" style:text-position="0% 100%" style:font-name="Liberation Serif" fo:font-size="12pt" officeooo:rsid="0082f2d9" style:font-size-asian="12pt" style:font-size-complex="12pt"/>
    </style:style>
    <style:style style:name="T133" style:family="text">
      <style:text-properties fo:color="#000000" style:text-position="0% 100%" style:font-name="Liberation Serif" fo:font-size="12pt" officeooo:rsid="0083b9b4" style:font-size-asian="12pt" style:font-size-complex="12pt"/>
    </style:style>
    <style:style style:name="T134" style:family="text">
      <style:text-properties fo:color="#000000" style:text-position="0% 100%" style:font-name="Liberation Serif" fo:font-size="12pt" fo:font-weight="normal" officeooo:rsid="0087faef" style:font-size-asian="12pt" style:font-weight-asian="normal" style:font-size-complex="12pt" style:font-weight-complex="normal"/>
    </style:style>
    <style:style style:name="T135" style:family="text">
      <style:text-properties fo:color="#000000" style:text-position="0% 100%" style:font-name="Liberation Serif" fo:font-size="12pt" fo:font-weight="normal" officeooo:rsid="0088b06a" style:font-size-asian="12pt" style:font-weight-asian="normal" style:font-size-complex="12pt" style:font-weight-complex="normal"/>
    </style:style>
    <style:style style:name="T136" style:family="text">
      <style:text-properties fo:color="#000000" style:text-position="0% 100%" style:font-name="Liberation Serif" fo:font-size="12pt" fo:font-weight="normal" officeooo:rsid="0088e524" style:font-size-asian="12pt" style:font-weight-asian="normal" style:font-size-complex="12pt" style:font-weight-complex="normal"/>
    </style:style>
    <style:style style:name="T137" style:family="text">
      <style:text-properties fo:color="#000000" style:text-position="0% 100%" style:font-name="Liberation Serif" fo:font-size="12pt" fo:font-weight="normal" officeooo:rsid="008a6729" style:font-size-asian="12pt" style:font-weight-asian="normal" style:font-size-complex="12pt" style:font-weight-complex="normal"/>
    </style:style>
    <style:style style:name="T138" style:family="text">
      <style:text-properties fo:color="#000000" style:text-position="0% 100%" style:font-name="Liberation Serif" fo:font-size="12pt" fo:font-weight="normal" officeooo:rsid="008c5048" style:font-size-asian="12pt" style:font-weight-asian="normal" style:font-size-complex="12pt" style:font-weight-complex="normal"/>
    </style:style>
    <style:style style:name="T139" style:family="text">
      <style:text-properties fo:color="#000000" style:text-position="0% 100%" style:font-name="Liberation Serif" fo:font-size="12pt" fo:font-weight="normal" officeooo:rsid="00c9263d" style:font-size-asian="12pt" style:font-weight-asian="normal" style:font-size-complex="12pt" style:font-weight-complex="normal"/>
    </style:style>
    <style:style style:name="T140" style:family="text">
      <style:text-properties fo:color="#000000" style:text-position="0% 100%" style:font-name="Liberation Serif" fo:font-size="12pt" fo:font-weight="normal" officeooo:rsid="00c9ef66" style:font-size-asian="12pt" style:font-weight-asian="normal" style:font-size-complex="12pt" style:font-weight-complex="normal"/>
    </style:style>
    <style:style style:name="T141" style:family="text">
      <style:text-properties fo:color="#000000" style:font-name="Liberation Serif" fo:font-size="12pt" style:font-size-asian="12pt" style:font-size-complex="12pt"/>
    </style:style>
    <style:style style:name="T142" style:family="text">
      <style:text-properties fo:color="#000000" style:font-name="Liberation Serif" fo:font-size="12pt" officeooo:rsid="006c61b3" style:font-size-asian="12pt" style:font-size-complex="12pt"/>
    </style:style>
    <style:style style:name="T143" style:family="text">
      <style:text-properties fo:color="#000000" style:text-position="sub 58%" style:font-name="Liberation Serif" fo:font-size="12pt" fo:font-style="italic" fo:font-weight="normal" officeooo:rsid="006a3a42" style:font-size-asian="12pt" style:font-style-asian="italic" style:font-weight-asian="normal" style:font-size-complex="12pt" style:font-style-complex="normal" style:font-weight-complex="normal"/>
    </style:style>
    <style:style style:name="T144" style:family="text">
      <style:text-properties fo:color="#000000" style:text-position="sub 58%" style:font-name="Liberation Serif" fo:font-size="12pt" officeooo:rsid="006c61b3" style:font-size-asian="12pt" style:font-size-complex="12pt"/>
    </style:style>
    <style:style style:name="T145" style:family="text">
      <style:text-properties fo:color="#000000" style:text-line-through-style="solid" style:text-line-through-type="single" style:text-position="0% 100%" style:font-name="Liberation Serif" fo:font-size="12pt" style:font-size-asian="12pt" style:font-size-complex="12pt"/>
    </style:style>
    <style:style style:name="T146" style:family="text">
      <style:text-properties fo:color="#000000" style:text-line-through-style="none" style:text-line-through-type="none" style:text-position="0% 100%" style:font-name="Liberation Serif" fo:font-size="12pt" fo:font-style="normal" fo:font-weight="normal" officeooo:rsid="0087faef" style:font-size-asian="12pt" style:font-style-asian="normal" style:font-weight-asian="normal" style:font-size-complex="12pt" style:font-style-complex="normal" style:font-weight-complex="normal"/>
    </style:style>
    <style:style style:name="T147" style:family="text">
      <style:text-properties fo:color="#000000" style:text-line-through-style="none" style:text-line-through-type="none" style:text-position="0% 100%" style:font-name="Liberation Serif" fo:font-size="12pt" fo:font-style="normal" fo:font-weight="normal" officeooo:rsid="008d6cfe" style:font-size-asian="12pt" style:font-style-asian="normal" style:font-weight-asian="normal" style:font-size-complex="12pt" style:font-style-complex="normal" style:font-weight-complex="normal"/>
    </style:style>
    <style:style style:name="T148" style:family="text">
      <style:text-properties fo:color="#000000" style:text-line-through-style="none" style:text-line-through-type="none" style:text-position="0% 100%" style:font-name="Liberation Serif" fo:font-size="12pt" fo:font-style="normal" fo:font-weight="normal" officeooo:rsid="009e649d" style:font-size-asian="12pt" style:font-style-asian="normal" style:font-weight-asian="normal" style:font-size-complex="12pt" style:font-style-complex="normal" style:font-weight-complex="normal"/>
    </style:style>
    <style:style style:name="T149" style:family="text">
      <style:text-properties fo:color="#000000" style:text-line-through-style="none" style:text-line-through-type="none" style:text-position="0% 100%" style:font-name="Liberation Serif" fo:font-size="12pt" fo:font-style="normal" fo:font-weight="normal" officeooo:rsid="009ec229" style:font-size-asian="12pt" style:font-style-asian="normal" style:font-weight-asian="normal" style:font-size-complex="12pt" style:font-style-complex="normal" style:font-weight-complex="normal"/>
    </style:style>
    <style:style style:name="T150" style:family="text">
      <style:text-properties fo:color="#000000" style:text-line-through-style="none" style:text-line-through-type="none" style:text-position="0% 100%" style:font-name="Liberation Serif" fo:font-size="12pt" fo:font-style="normal" fo:font-weight="normal" officeooo:rsid="009f2b5d" style:font-size-asian="12pt" style:font-style-asian="normal" style:font-weight-asian="normal" style:font-size-complex="12pt" style:font-style-complex="normal" style:font-weight-complex="normal"/>
    </style:style>
    <style:style style:name="T151" style:family="text">
      <style:text-properties fo:color="#000000" style:text-line-through-style="none" style:text-line-through-type="none" style:text-position="0% 100%" style:font-name="Liberation Serif" fo:font-size="12pt" fo:font-style="normal" fo:font-weight="normal" officeooo:rsid="00a06d95" style:font-size-asian="12pt" style:font-style-asian="normal" style:font-weight-asian="normal" style:font-size-complex="12pt" style:font-style-complex="normal" style:font-weight-complex="normal"/>
    </style:style>
    <style:style style:name="T152" style:family="text">
      <style:text-properties fo:color="#000000" style:text-line-through-style="none" style:text-line-through-type="none" style:text-position="0% 100%" style:font-name="Liberation Serif" fo:font-size="12pt" fo:font-style="normal" fo:font-weight="normal" officeooo:rsid="00a18d24" style:font-size-asian="12pt" style:font-style-asian="normal" style:font-weight-asian="normal" style:font-size-complex="12pt" style:font-style-complex="normal" style:font-weight-complex="normal"/>
    </style:style>
    <style:style style:name="T153" style:family="text">
      <style:text-properties fo:color="#000000" style:text-line-through-style="none" style:text-line-through-type="none" style:text-position="0% 100%" style:font-name="Liberation Serif" fo:font-size="12pt" fo:font-style="normal" fo:font-weight="normal" officeooo:rsid="00a231ea" style:font-size-asian="12pt" style:font-style-asian="normal" style:font-weight-asian="normal" style:font-size-complex="12pt" style:font-style-complex="normal" style:font-weight-complex="normal"/>
    </style:style>
    <style:style style:name="T154" style:family="text">
      <style:text-properties fo:color="#000000" style:text-line-through-style="none" style:text-line-through-type="none" style:text-position="0% 100%" style:font-name="Liberation Serif" fo:font-size="12pt" fo:font-style="normal" fo:font-weight="normal" officeooo:rsid="00a238af" style:font-size-asian="12pt" style:font-style-asian="normal" style:font-weight-asian="normal" style:font-size-complex="12pt" style:font-style-complex="normal" style:font-weight-complex="normal"/>
    </style:style>
    <style:style style:name="T155" style:family="text">
      <style:text-properties fo:color="#000000" style:text-line-through-style="none" style:text-line-through-type="none" style:text-position="0% 100%" style:font-name="Liberation Serif" fo:font-size="12pt" fo:font-style="normal" fo:font-weight="normal" officeooo:rsid="00a31b4f" style:font-size-asian="12pt" style:font-style-asian="normal" style:font-weight-asian="normal" style:font-size-complex="12pt" style:font-style-complex="normal" style:font-weight-complex="normal"/>
    </style:style>
    <style:style style:name="T156" style:family="text">
      <style:text-properties fo:color="#000000" style:text-line-through-style="none" style:text-line-through-type="none" style:text-position="0% 100%" style:font-name="Liberation Serif" fo:font-size="12pt" fo:font-style="normal" fo:font-weight="normal" officeooo:rsid="00a3bc4d" style:font-size-asian="12pt" style:font-style-asian="normal" style:font-weight-asian="normal" style:font-size-complex="12pt" style:font-style-complex="normal" style:font-weight-complex="normal"/>
    </style:style>
    <style:style style:name="T157" style:family="text">
      <style:text-properties fo:color="#000000" style:text-line-through-style="none" style:text-line-through-type="none" style:text-position="0% 100%" style:font-name="Liberation Serif" fo:font-size="12pt" fo:font-style="normal" fo:font-weight="normal" officeooo:rsid="00a74220" style:font-size-asian="12pt" style:font-style-asian="normal" style:font-weight-asian="normal" style:font-size-complex="12pt" style:font-style-complex="normal" style:font-weight-complex="normal"/>
    </style:style>
    <style:style style:name="T158" style:family="text">
      <style:text-properties fo:color="#000000" style:text-line-through-style="none" style:text-line-through-type="none" style:text-position="0% 100%" style:font-name="Liberation Serif" fo:font-size="12pt" fo:font-style="normal" fo:font-weight="normal" officeooo:rsid="00a79811" style:font-size-asian="12pt" style:font-style-asian="normal" style:font-weight-asian="normal" style:font-size-complex="12pt" style:font-style-complex="normal" style:font-weight-complex="normal"/>
    </style:style>
    <style:style style:name="T159" style:family="text">
      <style:text-properties fo:color="#000000" style:text-line-through-style="none" style:text-line-through-type="none" style:text-position="0% 100%" style:font-name="Liberation Serif" fo:font-size="12pt" fo:font-style="normal" fo:font-weight="normal" officeooo:rsid="00a7b88a" style:font-size-asian="12pt" style:font-style-asian="normal" style:font-weight-asian="normal" style:font-size-complex="12pt" style:font-style-complex="normal" style:font-weight-complex="normal"/>
    </style:style>
    <style:style style:name="T160" style:family="text">
      <style:text-properties fo:color="#000000" style:text-line-through-style="none" style:text-line-through-type="none" style:text-position="0% 100%" style:font-name="Liberation Serif" fo:font-size="12pt" fo:font-style="normal" fo:font-weight="normal" officeooo:rsid="00a94683" style:font-size-asian="12pt" style:font-style-asian="normal" style:font-weight-asian="normal" style:font-size-complex="12pt" style:font-style-complex="normal" style:font-weight-complex="normal"/>
    </style:style>
    <style:style style:name="T161" style:family="text">
      <style:text-properties fo:color="#000000" style:text-line-through-style="none" style:text-line-through-type="none" style:text-position="0% 100%" style:font-name="Liberation Serif" fo:font-size="12pt" fo:font-style="normal" fo:font-weight="normal" officeooo:rsid="00aa1a00" style:font-size-asian="12pt" style:font-style-asian="normal" style:font-weight-asian="normal" style:font-size-complex="12pt" style:font-style-complex="normal" style:font-weight-complex="normal"/>
    </style:style>
    <style:style style:name="T162" style:family="text">
      <style:text-properties fo:color="#000000" style:text-line-through-style="none" style:text-line-through-type="none" style:text-position="0% 100%" style:font-name="Liberation Serif" fo:font-size="12pt" fo:font-style="normal" fo:font-weight="normal" officeooo:rsid="00abc1d4" style:font-size-asian="12pt" style:font-style-asian="normal" style:font-weight-asian="normal" style:font-size-complex="12pt" style:font-style-complex="normal" style:font-weight-complex="normal"/>
    </style:style>
    <style:style style:name="T163" style:family="text">
      <style:text-properties fo:color="#000000" style:text-line-through-style="none" style:text-line-through-type="none" style:text-position="0% 100%" style:font-name="Liberation Serif" fo:font-size="12pt" fo:font-style="normal" fo:font-weight="normal" officeooo:rsid="00add6fe" style:font-size-asian="12pt" style:font-style-asian="normal" style:font-weight-asian="normal" style:font-size-complex="12pt" style:font-style-complex="normal" style:font-weight-complex="normal"/>
    </style:style>
    <style:style style:name="T164" style:family="text">
      <style:text-properties fo:color="#000000" style:text-line-through-style="none" style:text-line-through-type="none" style:text-position="0% 100%" style:font-name="Liberation Serif" fo:font-size="12pt" fo:font-style="normal" fo:font-weight="normal" officeooo:rsid="00af325e" style:font-size-asian="12pt" style:font-style-asian="normal" style:font-weight-asian="normal" style:font-size-complex="12pt" style:font-style-complex="normal" style:font-weight-complex="normal"/>
    </style:style>
    <style:style style:name="T165" style:family="text">
      <style:text-properties fo:color="#000000" style:text-line-through-style="none" style:text-line-through-type="none" style:text-position="0% 100%" style:font-name="Liberation Serif" fo:font-size="12pt" fo:font-style="normal" fo:font-weight="normal" officeooo:rsid="00b00205" style:font-size-asian="12pt" style:font-style-asian="normal" style:font-weight-asian="normal" style:font-size-complex="12pt" style:font-style-complex="normal" style:font-weight-complex="normal"/>
    </style:style>
    <style:style style:name="T166" style:family="text">
      <style:text-properties fo:color="#000000" style:text-line-through-style="none" style:text-line-through-type="none" style:text-position="0% 100%" style:font-name="Liberation Serif" fo:font-size="12pt" fo:font-style="normal" fo:font-weight="normal" officeooo:rsid="00b1a618" style:font-size-asian="12pt" style:font-style-asian="normal" style:font-weight-asian="normal" style:font-size-complex="12pt" style:font-style-complex="normal" style:font-weight-complex="normal"/>
    </style:style>
    <style:style style:name="T167" style:family="text">
      <style:text-properties fo:color="#000000" style:text-line-through-style="none" style:text-line-through-type="none" style:text-position="0% 100%" style:font-name="Liberation Serif" fo:font-size="12pt" fo:font-style="normal" fo:font-weight="normal" officeooo:rsid="00b28ea1" style:font-size-asian="12pt" style:font-style-asian="normal" style:font-weight-asian="normal" style:font-size-complex="12pt" style:font-style-complex="normal" style:font-weight-complex="normal"/>
    </style:style>
    <style:style style:name="T168" style:family="text">
      <style:text-properties fo:color="#000000" style:text-line-through-style="none" style:text-line-through-type="none" style:text-position="0% 100%" style:font-name="Liberation Serif" fo:font-size="12pt" fo:font-style="normal" fo:font-weight="normal" officeooo:rsid="00c199a4" style:font-size-asian="12pt" style:font-style-asian="normal" style:font-weight-asian="normal" style:font-size-complex="12pt" style:font-style-complex="normal" style:font-weight-complex="normal"/>
    </style:style>
    <style:style style:name="T169" style:family="text">
      <style:text-properties fo:color="#000000" style:text-line-through-style="none" style:text-line-through-type="none" style:text-position="0% 100%" style:font-name="Liberation Serif" fo:font-size="12pt" fo:font-style="normal" fo:font-weight="normal" officeooo:rsid="00c26182" style:font-size-asian="12pt" style:font-style-asian="normal" style:font-weight-asian="normal" style:font-size-complex="12pt" style:font-style-complex="normal" style:font-weight-complex="normal"/>
    </style:style>
    <style:style style:name="T170" style:family="text">
      <style:text-properties fo:color="#000000" style:text-line-through-style="none" style:text-line-through-type="none" style:text-position="0% 100%" style:font-name="Liberation Serif" fo:font-size="12pt" fo:font-style="normal" fo:font-weight="normal" officeooo:rsid="00c45d74" style:font-size-asian="12pt" style:font-style-asian="normal" style:font-weight-asian="normal" style:font-size-complex="12pt" style:font-style-complex="normal" style:font-weight-complex="normal"/>
    </style:style>
    <style:style style:name="T171" style:family="text">
      <style:text-properties fo:color="#000000" style:text-line-through-style="none" style:text-line-through-type="none" style:text-position="0% 100%" style:font-name="Liberation Serif" fo:font-size="12pt" fo:font-style="normal" officeooo:rsid="008d6cfe" style:font-size-asian="12pt" style:font-style-asian="normal" style:font-size-complex="12pt" style:font-style-complex="normal"/>
    </style:style>
    <style:style style:name="T172" style:family="text">
      <style:text-properties fo:color="#000000" style:text-line-through-style="none" style:text-line-through-type="none" style:text-position="0% 100%" style:font-name="Liberation Serif" fo:font-size="12pt" fo:font-style="normal" style:font-size-asian="12pt" style:font-style-asian="normal" style:font-size-complex="12pt" style:font-style-complex="normal"/>
    </style:style>
    <style:style style:name="T173" style:family="text">
      <style:text-properties fo:color="#000000" style:text-line-through-style="none" style:text-line-through-type="none" style:text-position="0% 100%" style:font-name="Liberation Serif" fo:font-size="12pt" fo:font-style="normal" officeooo:rsid="00a3bc4d" style:font-size-asian="12pt" style:font-style-asian="normal" style:font-size-complex="12pt" style:font-style-complex="normal"/>
    </style:style>
    <style:style style:name="T174" style:family="text">
      <style:text-properties fo:color="#000000" style:text-line-through-style="none" style:text-line-through-type="none" style:text-position="0% 100%" style:font-name="Liberation Serif" fo:font-size="12pt" fo:font-style="normal" fo:font-weight="bold" officeooo:rsid="00aa961e" style:font-size-asian="12pt" style:font-style-asian="normal" style:font-weight-asian="bold" style:font-size-complex="12pt" style:font-style-complex="normal" style:font-weight-complex="bold"/>
    </style:style>
    <style:style style:name="T175" style:family="text">
      <style:text-properties fo:color="#000000" style:text-line-through-style="none" style:text-line-through-type="none" style:text-position="0% 100%" style:font-name="Liberation Serif" fo:font-size="12pt" fo:font-style="italic" fo:font-weight="normal" officeooo:rsid="008d6cfe" style:font-size-asian="12pt" style:font-style-asian="italic" style:font-weight-asian="normal" style:font-size-complex="12pt" style:font-style-complex="italic" style:font-weight-complex="normal"/>
    </style:style>
    <style:style style:name="T176" style:family="text">
      <style:text-properties fo:color="#000000" style:text-line-through-style="none" style:text-line-through-type="none" style:text-position="0% 100%" style:font-name="Liberation Serif" fo:font-size="12pt" fo:font-style="italic" fo:font-weight="normal" officeooo:rsid="00c199a4" style:font-size-asian="12pt" style:font-style-asian="italic" style:font-weight-asian="normal" style:font-size-complex="12pt" style:font-style-complex="italic" style:font-weight-complex="normal"/>
    </style:style>
    <style:style style:name="T177" style:family="text">
      <style:text-properties style:font-name="Liberation Serif" fo:font-size="12pt" fo:font-weight="normal" officeooo:rsid="00bc3e52" style:font-size-asian="12pt" style:font-weight-asian="normal" style:font-size-complex="12pt" style:font-weight-complex="normal"/>
    </style:style>
    <style:style style:name="T178" style:family="text">
      <style:text-properties style:font-name="Liberation Serif"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IMEIRO TESTE</text:p>
      <text:p text:style-name="P1"/>
      <text:p text:style-name="P1">1) Considere um pacote de tamanho L o qual é transmitido pelo sistema final A. O pacote viaja sobre um enlace até um roteador e deste sobre um segundo elance até alcançar o sistema final B. Sejam <text:span text:style-name="T1">d</text:span><text:span text:style-name="T5">i</text:span><text:span text:style-name="T10">, s</text:span><text:span text:style-name="T5">i</text:span><text:span text:style-name="T10"> </text:span><text:span text:style-name="T21">e </text:span><text:span text:style-name="T10">R</text:span><text:span text:style-name="T5">i</text:span><text:span text:style-name="T10">, </text:span><text:span text:style-name="T21">o comprimento, a velocidade de propagação e a taxa de transmissão do elance </text:span><text:span text:style-name="T10">i</text:span><text:span text:style-name="T21">, para </text:span><text:span text:style-name="T10">i = 1 </text:span><text:span text:style-name="T22">e </text:span><text:span text:style-name="T10">2</text:span><text:span text:style-name="T21">, </text:span><text:span text:style-name="T22">respectivamente</text:span><text:span text:style-name="T21">. O roteador atrasa o pacote de </text:span><text:span text:style-name="T10">d</text:span><text:span text:style-name="T5">proc</text:span><text:span text:style-name="T21">. Assumindo que não existe atraso na fila do roteador, qual o atraso fim-a-fim para o pacote em termos de </text:span><text:span text:style-name="T10">d</text:span><text:span text:style-name="T5">i</text:span><text:span text:style-name="T10">, s</text:span><text:span text:style-name="T5">i</text:span><text:span text:style-name="T10"> </text:span><text:span text:style-name="T21">e </text:span><text:span text:style-name="T10">R</text:span><text:span text:style-name="T5">i </text:span><text:span text:style-name="T21"><text:s/>e </text:span><text:span text:style-name="T10">L</text:span><text:span text:style-name="T21">?</text:span></text:p>
      <text:p text:style-name="P1"><text:span text:style-name="T21"><text:tab/></text:span><text:span text:style-name="T31">Deve-se calcular o atraso de A até o roteador, e do roteador até B. Como o </text:span><text:span text:style-name="T11">i</text:span><text:span text:style-name="T31"> para os primeiros </text:span><text:span text:style-name="T11">d</text:span><text:span text:style-name="T31">, </text:span><text:span text:style-name="T11">s</text:span><text:span text:style-name="T31"> e </text:span><text:span text:style-name="T11">R</text:span><text:span text:style-name="T31"> = 1, o atraso é, simplesmente, 1 + 1 + 1 = 3. No segundo caso, o </text:span><text:span text:style-name="T11">i=2</text:span><text:span text:style-name="T31">, então é 2+2+2 = 6. O atraso fim-a-fim, portanto, é 3 + 6 = 9.</text:span></text:p>
      <text:p text:style-name="P9"/>
      <text:p text:style-name="P9">2) O que é um protocolo de comunicação e quais os três elementos básicos que fazem parte da definição de um tal protocolo?</text:p>
      <text:p text:style-name="P1"><text:span text:style-name="T21"><text:tab/></text:span><text:span text:style-name="T28">Um protocolo define o formato e a ordem das mensagens trocadas entre duas ou mais entidades comunicantes, bem como as ações realizadas na transmissão ou no recebimento de uma mensagem ou outro evento. Os três elementos básicos são: a requisição (request), a resposta (reply), e o arquivo.</text:span></text:p>
      <text:p text:style-name="P9"/>
      <text:p text:style-name="P9">3) Explique a diferença entre as redes de circuitos virtuais e as redes de datagrama.</text:p>
      <text:p text:style-name="P1"><text:span text:style-name="T21"><text:tab/></text:span><text:span text:style-name="T29">Redes de datagrama: as rotas podem mudar durante uma sessão. Além disso, é o endereço de destino que determina o próximo passo.</text:span></text:p>
      <text:p text:style-name="P11"><text:tab/>Redes de circuitos virtuais: cada pacote leva um número (Virtual Circuit ID), é este que determina o próximo salto. O caminho é fixo, escolhido no instante de estabelecimento da conexão.</text:p>
      <text:p text:style-name="P9"/>
      <text:p text:style-name="P9">5) Suponha que dentro do seu browser você clica em um link para obter uma página da web. Suponha que o endereço IP para a URL associada está armazenado localmente de forma que não é necessário um acesso à tabela DNS. Denote por RTT o tempo de ida e volta entre o hospedeiro local e o servidor que contém a página Web. Assuma que a página Web consista de um arquivo HTML base e três pequenas imagens. Assuma que os tempos de transmissão para todos os objetos são desprezíveis em comparação com o RTT. Quanto tempo leva (em número de RTTs) desde quando o usuário clica no link até que o cliente receba a página Web completa em cada um dos casos abaixo? Justifique sua resposta.</text:p>
      <text:p text:style-name="P9"><text:tab/>a) HTTP não-persistente, sem paralelismo.</text:p>
      <text:p text:style-name="P1"><text:span text:style-name="T21"><text:tab/><text:tab/></text:span><text:span text:style-name="T29">Há 4 conexões, e são 2 RTT por conexão TCP, logo, leva-se 4*2 = 8 RTTS.</text:span></text:p>
      <text:p text:style-name="P9"><text:soft-page-break/><text:tab/>b) HTTP não-persistente, com até 5 conexões paralelas.</text:p>
      <text:p text:style-name="P1"><text:span text:style-name="T21"><text:tab/><text:tab/></text:span><text:span text:style-name="T29">Leva-se 4RTTs, um para cada arquivo solicitado.</text:span></text:p>
      <text:p text:style-name="P9"><text:tab/>c) HTTP persistente com paralelismo.</text:p>
      <text:p text:style-name="P1"><text:span text:style-name="T21"><text:tab/><text:tab/></text:span><text:span text:style-name="T29">Leva-se apenas um RTT, pois </text:span><text:span text:style-name="T30">não </text:span><text:span text:style-name="T31">se preocupa com o RTT de retorno.</text:span></text:p>
      <text:p text:style-name="P3"/>
      <text:p text:style-name="P3">10) <text:span text:style-name="T103">Diga se é verdadeiro ou falso e justifique:</text:span></text:p>
      <text:p text:style-name="P3"><text:tab/>Suponha que um usuário requisite uma página Web que consiste de um texto e duas imagens. Para essa página, o cliente enviará uma mensagem de requisição e receberá três mensagens de resposta.</text:p>
      <text:p text:style-name="P3"><text:tab/><text:tab/><text:span text:style-name="T88">Falso, ele receberá apenas a mensagem de resposta da página solicitada.</text:span></text:p>
      <text:p text:style-name="P3"><text:tab/>Com conexões não persistentes entre o browser e o servidor de origem, é possível que um único segmento TCP transporte duas mensagens distintas de requisição HTTP.</text:p>
      <text:p text:style-name="P3"><text:tab/><text:tab/><text:span text:style-name="T87">Falso. Nas conexões não-persistentes, cada conexão TCP é encerrada após o servidor enviar o objeto originalmente solicitado.</text:span></text:p>
      <text:p text:style-name="P3"><text:tab/>O cabeçalho Date: na mensagem de resposta HTTP indica a última vez que o objeto da resposta foi modificado.</text:p>
      <text:p text:style-name="P3"><text:tab/><text:tab/><text:span text:style-name="T87">Falso. “Date:” se refere a quando a resposta HTTP foi criada e enviada pelo servidor.</text:span></text:p>
      <text:p text:style-name="P3"><text:tab/>Duas páginas Web distintas podem ser enviadas pela mesma conexão persistente.</text:p>
      <text:p text:style-name="P3"><text:tab/><text:tab/><text:span text:style-name="T87">Verdadeiro, desde que ambas páginas pertençam ao mesmo servidor.</text:span></text:p>
      <text:p text:style-name="P17"/>
      <text:p text:style-name="P4">SEGUNDO TESTE</text:p>
      <text:p text:style-name="P4"/>
      <text:p text:style-name="P5">1) Qual a principal serviço provido pela camada de transporte? Como ele é denominado? Qual a função dos números de porta de origem e de destino?</text:p>
      <text:p text:style-name="P5"><text:tab/><text:span text:style-name="T86">Entrega de dados processo a processo e verificação de erros. São denominados: multiplexação e demultiplexação. É por meio destes números de portas que a camada de transporte sabe a que processo corretamente entregar seus pacotes.</text:span></text:p>
      <text:p text:style-name="P5"/>
      <text:p text:style-name="P5">2) Além das aplicações multimídias, cite três tipos de aplicação (ou protocolos) que utilizam o UDP para transporte de segmentos. Explique por que eles utilizam UDP.</text:p>
      <text:p text:style-name="P5"><text:tab/><text:span text:style-name="T86">DNS: o UDP é usado pela velocidade requerida. Caso o pacote se perca e ele não ache o domínio procurado, ele simplesmente busca em outro lugar.</text:span></text:p>
      <text:p text:style-name="P18"><text:soft-page-break/><text:tab/>Atualização de tabelas de roteamento RIP: eventuais perdas de pacotes não fazem diferença, uma vez que as atualizações ocorrem periodicamente. Assim, usa-se UDP pelo ganho de velocidade.</text:p>
      <text:p text:style-name="P18"><text:tab/>SNMP: o UDP é usado neste caso porque este protocolo deve funcionar mesmo em uma rede sobrecarregada, o que o TCP atrapalharia devido às suas políticas.</text:p>
      <text:p text:style-name="P5"/>
      <text:p text:style-name="P5">3) O protocolo de transferência confiável RDT 3.0 consegue tratar tanto erros de bits nos pacotes (como o RDT 2.2 fazia) quanto perda de pacotes no meio de transmissão. O que este protocolo teve que acrescentar como nova característica para ser capaz de tratar esta perda de pacotes? Ele possui bom desempenho de utilização do meio? Por quê?</text:p>
      <text:p text:style-name="P5"><text:tab/><text:span text:style-name="T89">Acrescentou o temporizador de contagem regressiva. Não possui bom desempenho, </text:span><text:span text:style-name="T93">porque não tem paralelismo, uma vez que é do tipo pare e espere.</text:span></text:p>
      <text:p text:style-name="P5"/>
      <text:p text:style-name="P5">4) No protocolo GBN, por que o destinatário não precisa armazenar pacotes que chegam fora de ordem? Por que o protocolo SR tem que os armazenar?</text:p>
      <text:p text:style-name="P5"><text:tab/><text:span text:style-name="T89">Porque, neste caso, o GBN descarta o pacote e reenvia um ACK para o mais recente que foi recebido na ordem correta.</text:span></text:p>
      <text:p text:style-name="P5"><text:span text:style-name="T89"><text:tab/>No SR, pacotes recebidos fora de ordem ficam no </text:span><text:span text:style-name="T2">buffer</text:span><text:span text:style-name="T83"> até que todos os faltantes tenham sido recebidos, ou seja, até que um conjunto de pacotes possa ser entregue, em ordem, à camada superior.</text:span></text:p>
      <text:p text:style-name="P5"/>
      <text:p text:style-name="P5">5) Cite quatro das principais características do TCP. Por que um mesmo segmento TCP carrega um número de sequência e um de ACK? O que eles significam? <text:span text:style-name="T107">C</text:span>omo são obtidos?</text:p>
      <text:p text:style-name="P5"><text:tab/><text:span text:style-name="T89">Orientado a conexão;</text:span><text:span text:style-name="T83"> conexão ponto-a-ponto; apresentação em três vias; </text:span><text:span text:style-name="T2">full-duplex</text:span><text:span text:style-name="T83">. É por conta de ser </text:span><text:span text:style-name="T2">full-duplex</text:span><text:span text:style-name="T83"> que há o número de sequência e um de ACK.</text:span></text:p>
      <text:p text:style-name="P5"><text:span text:style-name="T83"><text:tab/>O número de sequência é o número do primeiro </text:span><text:span text:style-name="T2">byte</text:span><text:span text:style-name="T83"> do segmento. O número ACK é o número de sequência do próximo </text:span><text:span text:style-name="T2">byte</text:span><text:span text:style-name="T83"> pelo qual se está aguardando.</text:span></text:p>
      <text:p text:style-name="P5"><text:span text:style-name="T83"><text:tab/></text:span><text:span text:style-name="T85">O número de segmentos depende da quantidade de </text:span><text:span text:style-name="T4">bytes </text:span><text:span text:style-name="T85">sendo enviados.</text:span></text:p>
      <text:p text:style-name="P5"/>
      <text:p text:style-name="P5">6) No TCP, o que acontece se o ACK de um determinado segmento se perde?</text:p>
      <text:p text:style-name="P5"><text:span text:style-name="T85"><text:tab/>Se receber outros ACKs antes do </text:span><text:span text:style-name="T4">timeout</text:span><text:span text:style-name="T85">, nada ocorre, pois o segmento foi recebido. Se os ACKs forem recebidos depois do </text:span><text:span text:style-name="T4">timeout</text:span><text:span text:style-name="T85">, é necessário reenviar.</text:span></text:p>
      <text:p text:style-name="P5"/>
      <text:p text:style-name="P5"/>
      <text:p text:style-name="P5"/>
      <text:p text:style-name="P5"><text:soft-page-break/>7) Como funciona o controle de fluxo no TCP?</text:p>
      <text:p text:style-name="P5"><text:tab/><text:span text:style-name="T90">Ele compatibiliza a taxa com a qual o remetente está enviado junto à taxa com a qual a aplicação receptora está lendo. Para isto, o remetente mantém uma variável denominada janela de recepção, usada para se ter noção do espaço de </text:span><text:span text:style-name="T3">buffer</text:span><text:span text:style-name="T84"> livre disponível no destinatário.</text:span></text:p>
      <text:p text:style-name="P5"/>
      <text:p text:style-name="P5">8) Por que o TCP reage de forma diferente quando acontece uma perda, dependendo da forma de detecção da perda (temporização ou 3 acks duplicados)?</text:p>
      <text:p text:style-name="P38"><text:span text:style-name="T95"><text:tab/></text:span><text:span text:style-name="T96">Com </text:span><text:span text:style-name="T97">3 ACKs duplicados </text:span><text:span text:style-name="T177">(indicam que a rede </text:span><text:span text:style-name="T178">é capaz de entregar alguns segmentos</text:span><text:span text:style-name="T177">)</text:span><text:span text:style-name="T97">, corta-se </text:span><text:span text:style-name="T98">a janela de congestionamento ao meio, </text:span><text:span text:style-name="T99">e ela volta a crescer linearmente. </text:span><text:span text:style-name="T100">Com o esgotamento do temporizador </text:span><text:span text:style-name="T102">(mais grave)</text:span><text:span text:style-name="T100">, a janela de congestionamento volta a 1 MSS, </text:span><text:span text:style-name="T101">cresce exponencialmente até janelaCongestionamento/2, e daí em diante cresce linearmente.</text:span></text:p>
      <text:p text:style-name="P5"/>
      <text:p text:style-name="P5">9) Diz-se que o TCP é um protocolo justo porque divide equitativamente a banda entre conexões, se têm o mesmo MSS e RTT. Por que isso acontece?</text:p>
      <text:p text:style-name="P5"><text:tab/><text:span text:style-name="T91">Pois as vazões aproximam-se sempre à interseção do igual compartilhamento da largura de banda com a da igual utilização total da banda. </text:span><text:span text:style-name="T94">Assim, divide-se as bandas das conexões igualmente, de forma que, se ocorrer perda, por exemplo, ambas caem pela metade.</text:span></text:p>
      <text:p text:style-name="P5"/>
      <text:p text:style-name="P5">10) Qual a limitação do TCP em redes com alta largura de banda? Por quê?</text:p>
      <text:p text:style-name="P5"><text:span text:style-name="T86"><text:tab/></text:span><text:span text:style-name="T92">A limitação é o tamanho médio da janela de congestionamento, que deveria ser muito grande em número de segmentos. Como o TCP de hoje, para alcançar números assim, o protocolo deve tolerar uma probabilidade de perdas de segmentos irreal: cerca de 2.10</text:span><text:span text:style-name="T104">-10</text:span><text:span text:style-name="T81"> perdas.</text:span></text:p>
      <text:p text:style-name="P15"/>
      <text:p text:style-name="P6"><text:span text:style-name="T82">P</text:span><text:span text:style-name="T9">ROVA DO ANO PASSADO</text:span></text:p>
      <text:p text:style-name="P16"/>
      <text:p text:style-name="P7"><text:span text:style-name="T9">4) Suponha que durante a fase inicial do controle de congestionamento do protocolo TCP (slow start), o tamanho da janela de congestionamento seja igual a 1MSS (tamanho máximo de segmento), que o MSS seja igual a 500 </text:span><text:span text:style-name="T10">bytes</text:span><text:span text:style-name="T21"> e que o RTT seja igual a 200ms. Nesse contexto, qual será a taxa de transmissão inicial em kbits/s? Justifique.</text:span></text:p>
      <text:p text:style-name="P7"><text:span text:style-name="T21"><text:tab/></text:span><text:span text:style-name="T27">Dá 20kbits/s, </text:span><text:span text:style-name="T44">pois 500 bytes = 500 * 8 bits = 4000; 200ms = 0,2s. Assim, 4000/0.2 = 20kbits/s.</text:span></text:p>
      <text:p text:style-name="P12"/>
      <text:p text:style-name="P10"><text:soft-page-break/>5) Quais as características ou requisitos típicos de aplicações que se comportam melhor quando construídas sobre protocolos de transporte não-confiáveis? Explique por que se comportam melhor sobre estes protocolos.</text:p>
      <text:p text:style-name="P7"><text:span text:style-name="T21"><text:tab/></text:span><text:span text:style-name="T32">São aplicações tolerantes à perda de pacotes, e que necessitam de agilidade no transporte. Estes protocolos costumam ser mais simples que os confiáveis: não há estabelecimento de conexão; esta mesma conexão não tem estados; o excesso de cabeçalho do pacote é menor; há um controle melhor, por parte da aplicação, sobre quais dados serão transmitidos e quando. Perde-se, claro, na confiança, mas, uma vez que as aplicações sejam tolerantes à perda, o não-confiável se justifica.</text:span></text:p>
      <text:p text:style-name="P13"/>
      <text:p text:style-name="P10">6) O que significa dizer que o TCP trabalha com ACKs cumulativos?</text:p>
      <text:p text:style-name="P7"><text:span text:style-name="T21"><text:tab/></text:span><text:span text:style-name="T32">Significa dizer que o TCP reconhece </text:span><text:span text:style-name="T45">como recebidos os</text:span><text:span text:style-name="T32"> </text:span><text:span text:style-name="T12">bytes</text:span><text:span text:style-name="T32"> até o primeiro </text:span><text:span text:style-name="T12">byte </text:span><text:span text:style-name="T32">que estiver faltando na cadeia </text:span><text:span text:style-name="T45">dos que foram transmitidos</text:span><text:span text:style-name="T32">.</text:span></text:p>
      <text:p text:style-name="P10"/>
      <text:p text:style-name="P10">7) Verdadeiro ou falso, justifique.</text:p>
      <text:p text:style-name="P7"><text:span text:style-name="T21"><text:tab/>Suponha que o </text:span><text:span text:style-name="T10">host </text:span><text:span text:style-name="T21">A envie um segmento com número de sequência 38 e 4 bytes de dados sobre uma conexão TCP para o </text:span><text:span text:style-name="T10">host </text:span><text:span text:style-name="T21">B. Neste mesmo segmento, o número do ACK é necessariamente 42.</text:span></text:p>
      <text:p text:style-name="P7"><text:span text:style-name="T21"><text:tab/></text:span><text:span text:style-name="T41">Verdadeiro, pois 38 + 4 = 42.</text:span></text:p>
      <text:p text:style-name="P10"><text:tab/>No protocolo Selective Repeat (SR), é possível que o transmissor receba um ACK para um pacote que esteja fora da sua janela corrente.</text:p>
      <text:p text:style-name="P7"><text:span text:style-name="T21"><text:tab/></text:span><text:span text:style-name="T77">V</text:span><text:span text:style-name="T79">erdadeiro</text:span><text:span text:style-name="T77">, </text:span><text:span text:style-name="T42">pode receber pacotes cujo número de sequência esteja abaixo da atual base da janela, </text:span><text:span text:style-name="T78">p</text:span><text:span text:style-name="T79">or exemplo.</text:span></text:p>
      <text:p text:style-name="P10"/>
      <text:p text:style-name="P10">8) Por que, na arquitetura Cliente-Servidor, o tempo de distribuição de arquivos cresce linearmente, enquanto na P2P não? Explique o comportamento do tempo em cada situação.</text:p>
      <text:p text:style-name="P7"><text:span text:style-name="T21"><text:tab/></text:span><text:span text:style-name="T32">O C-S é linear porque apenas o servidor realiza a distribuição para todos os clientes. Destarte, maior o número de clientes, maior o tempo gasto, proporcionalmente.</text:span></text:p>
      <text:p text:style-name="P7"><text:span text:style-name="T32"><text:tab/>No P2P, quando um cliente baixa as partes de seu arquivo, ele começa a distribu</text:span><text:span text:style-name="T33">í-</text:span><text:span text:style-name="T32">las entre os outros clientes os quais, por sua vez, também distribuem entre si e assim sucessivamente. Com isto, o tempo é menor pois conforme o tempo passa, aumenta o número de fontes de distribuição disponíveis.</text:span></text:p>
      <text:p text:style-name="P10"/>
      <text:p text:style-name="P10"/>
      <text:p text:style-name="P10"/>
      <text:p text:style-name="P10"><text:soft-page-break/>9) Descreva uma maneira na qual o cache é usado no DNS. Descreva duas maneiras nas quais pode-se usar cache para acesso na Web.</text:p>
      <text:p text:style-name="P7"><text:span text:style-name="T21"><text:tab/></text:span><text:span text:style-name="T34">Em uma cadeia de consultas, quando um servidor DNS recebe uma resposta do tipo DNS, faz-se o cache das informações da resposta, guardando-o em sua memória local. O cache pode ser utilizado para retornar imediatamente um endereço IP, sem ter de consultar outros DNS. Também pode fazer caches de endereços IP de servidores TLD.</text:span></text:p>
      <text:p text:style-name="P7"><text:span text:style-name="T34"/></text:p>
      <text:p text:style-name="P10">10) Por que se diz que o FTP envia informações de controle fora da banda?</text:p>
      <text:p text:style-name="P7"><text:span text:style-name="T21"><text:tab/></text:span><text:span text:style-name="T35">Porque ele usa uma conexão de controle separada, em outra porta.</text:span></text:p>
      <text:p text:style-name="P10"/>
      <text:p text:style-name="P10">11) Descreva a função dos três principais componentes de um correio eletrônico: o agente de usuário, o servidor de correio e o protocolo SMTP. Caso o HTTP seja utilizado, qual sua função neste contexto? No SMTP, quem é o cliente e quem é o servidor?</text:p>
      <text:p text:style-name="P7"><text:span text:style-name="T21"><text:tab/></text:span><text:span text:style-name="T105">A gente de usuário: quando nós nos vestimos de usuário.</text:span></text:p>
      <text:p text:style-name="P7"><text:span text:style-name="T21"><text:tab/></text:span><text:span text:style-name="T36">Agentes de usuário: </text:span><text:span text:style-name="T37">permitem ler, responder </text:span><text:span text:style-name="T106">(e apagar o recado do orkut)</text:span><text:span text:style-name="T37">, encaminhar e compôr mensagens.</text:span></text:p>
      <text:p text:style-name="P7"><text:span text:style-name="T37"><text:tab/></text:span><text:span text:style-name="T38">Servidores de correio: são o núcleo da infraestrutura do </text:span><text:span text:style-name="T13">e-mail</text:span><text:span text:style-name="T38">. Neles está a caixa postal. Também é responsável por autenticar os utilizadores. Cuida, igualmente, de falhas por parte de outros servidores de correio, como quando a mensagem não é recebida.</text:span></text:p>
      <text:p text:style-name="P7"><text:span text:style-name="T38"><text:tab/></text:span><text:span text:style-name="T39">SMTP: usa o transporte TCP para transferir mensagens de servidores de </text:span><text:span text:style-name="T14">e-mail </text:span><text:span text:style-name="T39">remetentes para destinatários.</text:span></text:p>
      <text:p text:style-name="P7"><text:span text:style-name="T39"><text:tab/></text:span><text:span text:style-name="T40">Se usar o HTTP, ele substitui o SMTP como protocolo de envio, bem como substitui outros protocolos que façam acesso (IMAP, POP3 etc.)</text:span></text:p>
      <text:p text:style-name="P7"><text:span text:style-name="T40"><text:tab/>No SMTP, o remetente é quem ativa o TCP, funcionando como cliente. Assim, é o destinatário o servidor. Isto ocorre porque o SMTP, ao contrário do HTTP, é um</text:span><text:span text:style-name="T15"> push protocol</text:span><text:span text:style-name="T40">.</text:span></text:p>
      <text:p text:style-name="P7"><text:span text:style-name="T40"/></text:p>
      <text:p text:style-name="P22"><text:span text:style-name="T23">C</text:span><text:span text:style-name="T21">OISAS QUE MÁRCIO DISSE SER IMPORTANTE</text:span></text:p>
      <text:p text:style-name="P22"><text:span text:style-name="T21"/></text:p>
      <text:p text:style-name="P27"><text:span text:style-name="T21">0) A camada de aplicação</text:span></text:p>
      <text:p text:style-name="P27"><text:span text:style-name="T21"><text:tab/></text:span><text:span text:style-name="T67">Executam em hospedeiros no espaço de usuário.</text:span><text:span text:style-name="T68"> Trocam mensagens para implementar a aplicação. </text:span><text:span text:style-name="T69">Um exemplo é a Web, os serviços de correios, </text:span><text:span text:style-name="T70">de transferência de arquivos. </text:span><text:span text:style-name="T71">Seus protocolos </text:span><text:span text:style-name="T72">definem </text:span><text:span text:style-name="T73">as mensagens trocadas pelas aplicações </text:span><text:span text:style-name="T74">e as ações a serem tomadas. </text:span><text:span text:style-name="T75">Usam serviços providos pelas camadas inferiores, de transporte.</text:span></text:p>
      <text:p text:style-name="P23"><text:soft-page-break/><text:span text:style-name="T21">1) Definição de protocolo de transporte.</text:span></text:p>
      <text:p text:style-name="P23"><text:span text:style-name="T21"><text:tab/></text:span><text:span text:style-name="T43">Um protocolo da camada de transporte fornece comunicação lógica entre processos de aplicação que rodam em hospedeiros diferentes, ou seja, tudo se passa entre os hospedeiros como se eles estivessem conectados diretamente. No remetente, a camada de transporte converte as mensagens que recebe de um processo de aplicação remetente em pacotes. No destinatário, a camada de transporte processa o segmento recebido, disponibilizando os dados para a camada de aplicação.</text:span></text:p>
      <text:p text:style-name="P23"><text:span text:style-name="T43"/></text:p>
      <text:p text:style-name="P24"><text:span text:style-name="T24">2</text:span><text:span text:style-name="T21">) Um pouco de DNS</text:span></text:p>
      <text:p text:style-name="P25"><text:span text:style-name="T21"><text:tab/></text:span><text:span text:style-name="T46">Fornece apelidos para </text:span><text:span text:style-name="T16">hosts</text:span><text:span text:style-name="T46"> com nomes complicados; apelido para serviços de </text:span><text:span text:style-name="T16">e-mail</text:span><text:span text:style-name="T46">; </text:span><text:span text:style-name="T47">promove a distribuição de carga.</text:span></text:p>
      <text:p text:style-name="P25"><text:span text:style-name="T47"><text:tab/></text:span><text:span text:style-name="T48">O DNS é distribuído para que, se um ponto falhar, não falte o serviço; </text:span><text:span text:style-name="T49">também para que não haja um tráfego exacerbado em um único ponto; </text:span><text:span text:style-name="T50">e, por fim, para ficar mais próximo dos </text:span><text:span text:style-name="T17">hosts</text:span><text:span text:style-name="T50">, </text:span><text:span text:style-name="T51">uma tentativa de </text:span><text:span text:style-name="T50">diminui</text:span><text:span text:style-name="T51">r</text:span><text:span text:style-name="T50"> o atraso.</text:span></text:p>
      <text:p text:style-name="P25"><text:span text:style-name="T50"><text:tab/></text:span><text:span text:style-name="T52">O DNS é hierárquico; ele busca sempre num servidor de nível mais baixo, subindo na hierarquia até que encontre o domínio desejado. Quanto mais alto, maior o tempo gasto no alcance.</text:span></text:p>
      <text:p text:style-name="P25"><text:span text:style-name="T52"><text:tab/></text:span><text:span text:style-name="T53">Quando um servidor aprende um mapeamento, ele o coloca no cache local. Futuras consultas costumam, então, ser feitas a partir deste cache.</text:span></text:p>
      <text:p text:style-name="P25"><text:span text:style-name="T53"/></text:p>
      <text:p text:style-name="P26"><text:span text:style-name="T25">3</text:span><text:span text:style-name="T21">) Arquitetura Cliente-Servidor e P2P, características e diferenças.</text:span></text:p>
      <text:p text:style-name="P30"><text:span text:style-name="T80"><text:tab/></text:span><text:span text:style-name="T54">P2P: Servidores não estão sempre </text:span><text:span text:style-name="T18">on</text:span><text:span text:style-name="T54">. Os sistemas finais se comunicam diretamente. Os pares estão conectados de forma intermitente e mudam seus IPs. </text:span><text:span text:style-name="T60">Neste caso, o servidor faz upload de, pelo menos, uma cópia.</text:span></text:p>
      <text:p text:style-name="P30"><text:span text:style-name="T55"><text:tab/></text:span><text:span text:style-name="T60">CS: Serv</text:span><text:span text:style-name="T62">er </text:span><text:span text:style-name="T60">sempre on, IP fixo. </text:span><text:span text:style-name="T61">Para N clientes querendo um arquivo, deve enviar N cópias dele.</text:span></text:p>
      <text:p text:style-name="P35"><text:span text:style-name="T57"><text:tab/></text:span><text:span text:style-name="T27">Em ambos os casos, para enviar uma só cópia, a fórmula do tempo gasto é F/u</text:span><text:span text:style-name="T6">s</text:span><text:span text:style-name="T27">, sendo u a taxa de upload do servidor; </text:span><text:span text:style-name="T58">F é o tamanho do arquivo, em </text:span><text:span text:style-name="T19">bits</text:span><text:span text:style-name="T27">. No CS, como são N cópias, o resultado deve ser multiplicado por N.</text:span><text:span text:style-name="T56"> </text:span><text:span text:style-name="T59">O tempo mínimo necessário para que todos os clientes recebam é F/d</text:span><text:span text:style-name="T7">min</text:span><text:span text:style-name="T59">, sendo esta variável d o valor da menor taxa de </text:span><text:span text:style-name="T20">download</text:span><text:span text:style-name="T59"> disponível entre os clientes.</text:span></text:p>
      <text:p text:style-name="P35"><text:span text:style-name="T59"><text:tab/></text:span><text:span text:style-name="T63">Assim, no cliente-</text:span><text:span text:style-name="T64">s</text:span><text:span text:style-name="T63">ervidor, o tempo de distribuição é o valor máximo entre F/u</text:span><text:span text:style-name="T8">s </text:span><text:span text:style-name="T63">e F/d</text:span><text:span text:style-name="T8">min</text:span><text:span text:style-name="T63">.</text:span></text:p>
      <text:p text:style-name="P31"><text:span text:style-name="T63"><text:tab/></text:span><text:span text:style-name="T64">No P2P, é </text:span><text:span text:style-name="T65">o máximo entre os mesmo</text:span><text:span text:style-name="T66">s</text:span><text:span text:style-name="T65"> valores de antes, e também o valor </text:span><text:span text:style-name="T108">NF/(u</text:span><text:span text:style-name="T143">s</text:span><text:span text:style-name="T108"> + </text:span><text:span text:style-name="T109">Somatório(</text:span><text:span text:style-name="T108">u</text:span><text:span text:style-name="T143">i</text:span><text:span text:style-name="T109">)</text:span><text:span text:style-name="T141">). </text:span><text:span text:style-name="T142">U</text:span><text:span text:style-name="T144">i</text:span><text:span text:style-name="T113"> é a taxa de upload de cada cliente.</text:span></text:p>
      <text:p text:style-name="P31"><text:span text:style-name="T113"/></text:p>
      <text:p text:style-name="P19"><text:span text:style-name="T113"/></text:p>
      <text:p text:style-name="P19"><text:span text:style-name="T113"/></text:p>
      <text:p text:style-name="P19"><text:soft-page-break/><text:span text:style-name="T113">4</text:span><text:span text:style-name="T114">) O BitTorrent </text:span><text:span text:style-name="T145">(ha!, toma essa, uTorrent)</text:span></text:p>
      <text:p text:style-name="P37"><text:span text:style-name="T114"><text:tab/></text:span><text:span text:style-name="T115">O arquivo é dividido em chunks </text:span><text:span text:style-name="T116">de 256kb. </text:span><text:span text:style-name="T117">Os pares recebem e enviam esses chunks. </text:span><text:span text:style-name="T118">Um tracker mantém o registro dos pares </text:span><text:span text:style-name="T119">participando do torrent, </text:span><text:span text:style-name="T120">ou seja, da troca de chunks. </text:span><text:span text:style-name="T121">Os pares fazem download e upload de chunks entre si. </text:span><text:span text:style-name="T122">Um par pode sempre mudar de pares, </text:span><text:span text:style-name="T123">e pode entrar e sair a qualquer momento.</text:span><text:span text:style-name="T124"> Geralmente, há um subconjunto de até 50 pares para realização d</text:span><text:span text:style-name="T125">o torrent.</text:span></text:p>
      <text:p text:style-name="P37"><text:span text:style-name="T125"><text:tab/></text:span><text:span text:style-name="T126">Os chunks mais raros costumam ser pegos e transferidos primeiro. </text:span><text:span text:style-name="T127">Os chunks costumam ser enviados ao chamado top 4. </text:span><text:span text:style-name="T130">O top 4 é composto</text:span><text:span text:style-name="T127"> </text:span><text:span text:style-name="T130">pelos 4</text:span><text:span text:style-name="T127"> </text:span><text:span text:style-name="T128">pares que, </text:span><text:span text:style-name="T131">antes,</text:span><text:span text:style-name="T128"> </text:span><text:span text:style-name="T129">tenham enviado</text:span><text:span text:style-name="T128"> chunks mais rapidamente </text:span><text:span text:style-name="T130">para o enviador de chunks atual. </text:span><text:span text:style-name="T132">Este top 4 é reavaliado a cada 10s. </text:span><text:span text:style-name="T133">A cada 30s, um novo par é aleatoriamente escolhido e começa-se a lhe enviar chunks.</text:span></text:p>
      <text:p text:style-name="P36"><text:span text:style-name="T133"/></text:p>
      <text:p text:style-name="P36"><text:span text:style-name="T133">5</text:span><text:span text:style-name="T114">) Diferença entre Go-Back-N (GBN) e SR (Selective Repeat):</text:span></text:p>
      <text:p text:style-name="P36"><text:span text:style-name="T114"><text:tab/></text:span><text:span text:style-name="T134">GBN: </text:span><text:span text:style-name="T135">o re</text:span><text:span text:style-name="T137">ceptor </text:span><text:span text:style-name="T136">não envia ACK se existir um </text:span><text:span text:style-name="T110">gap</text:span><text:span text:style-name="T136">. </text:span><text:span text:style-name="T137">O transmissor tem </text:span><text:span text:style-name="T111">timer</text:span><text:span text:style-name="T137"> para o pacote mais antigo não reconhecido. </text:span><text:span text:style-name="T138">Quando o timer expira, retransmite todos os pacotes a partir deste.</text:span></text:p>
      <text:p text:style-name="P32"><text:span text:style-name="T146"><text:tab/>SR: </text:span><text:span text:style-name="T147">o receptor envia ACK individual para cada pacote. O transmissor mantém um </text:span><text:span text:style-name="T175">timer</text:span><text:span text:style-name="T147"> para cada pacote não reconhecido. Quando o timer expira, transmite somente o pacote não reconhecido.</text:span></text:p>
      <text:p text:style-name="P32"><text:span text:style-name="T147"/></text:p>
      <text:p text:style-name="P28"><text:span text:style-name="T171">6</text:span><text:span text:style-name="T172">) Controle de fluxo</text:span></text:p>
      <text:p text:style-name="P28"><text:span text:style-name="T172"><text:tab/></text:span><text:span text:style-name="T148">Os hospedeiros de cada lado da conexão TCP reservam um buffer de recepção para a conexão. A aplicação não necessariamente lê estes dados no momento em que são recebidos. Assim, se a conexão continuar enviando muitos dados e a aplicação na outra ponta não os ler a tempo, o buffer pode estourar.</text:span></text:p>
      <text:p text:style-name="P28"><text:span text:style-name="T148"><text:tab/></text:span><text:span text:style-name="T149">Assim, o TCP compatibiliza a taxa </text:span><text:span text:style-name="T150">à qual o </text:span><text:span text:style-name="T160">emissor</text:span><text:span text:style-name="T150"> está enviando com a taxa a qual o </text:span><text:span text:style-name="T161">receptor </text:span><text:span text:style-name="T150">está </text:span><text:span text:style-name="T151">lendo.</text:span></text:p>
      <text:p text:style-name="P28"><text:span text:style-name="T151"><text:tab/></text:span><text:span text:style-name="T152">O </text:span><text:span text:style-name="T159">emissor</text:span><text:span text:style-name="T152"> tem uma janela de recepção, </text:span><text:span text:style-name="T153">usada para ter noção do espaço livre em</text:span><text:span text:style-name="T154"> buffer do </text:span><text:span text:style-name="T158">receptor</text:span><text:span text:style-name="T154">.</text:span><text:span text:style-name="T155"> Há uma variável ultimoByteEnviado, e outra ultimoByteReconhecido.</text:span><text:span text:style-name="T156"> O </text:span><text:span text:style-name="T157">receptor</text:span><text:span text:style-name="T156"> deve sempre garantir que ultimoByteEnviado – ultimoByteReconhecido seja &lt;= janelaRecepcao.</text:span></text:p>
      <text:p text:style-name="P28"><text:span text:style-name="T156"/></text:p>
      <text:p text:style-name="P29"><text:span text:style-name="T173"/></text:p>
      <text:p text:style-name="P29"><text:span text:style-name="T173"/></text:p>
      <text:p text:style-name="P29"><text:span text:style-name="T173"/></text:p>
      <text:p text:style-name="P29"><text:span text:style-name="T173"/></text:p>
      <text:p text:style-name="P29"><text:span text:style-name="T173"/></text:p>
      <text:p text:style-name="P29"><text:span text:style-name="T173"/></text:p>
      <text:p text:style-name="P29"><text:soft-page-break/><text:span text:style-name="T173">7</text:span><text:span text:style-name="T172">) Controle de congestionamento</text:span></text:p>
      <text:p text:style-name="P33"><text:span text:style-name="T174"><text:tab/></text:span><text:span text:style-name="T162">Muitas fontes enviando dados a uma taxa alta, acima da capacidade de rede de tratá-los. </text:span><text:span text:style-name="T163">Sintomas envolvem perda de pacote</text:span><text:span text:style-name="T164">s </text:span><text:span text:style-name="T166">e</text:span><text:span text:style-name="T164"> </text:span><text:span text:style-name="T165">grandes atraso</text:span><text:span text:style-name="T166">s. </text:span><text:span text:style-name="T167">O controle desse congestionamento pode ser por AIMD ou por slow start.</text:span></text:p>
      <text:p text:style-name="P33"><text:span text:style-name="T167"><text:tab/></text:span><text:span text:style-name="T168">Quando a janelaCongestionamento está abaixo do limite (threshold), o transmissor entra em fase de </text:span><text:span text:style-name="T176">slow-start</text:span><text:span text:style-name="T168">, e faz a janela crescer exponencialmente.</text:span></text:p>
      <text:p text:style-name="P33"><text:span text:style-name="T168"><text:tab/>Quando a janelaCongestionamento está acima do limite (threshold), o transmissor entra em fase de evitar-congestionamento, e faz a janela crescer linearmente.</text:span></text:p>
      <text:p text:style-name="P33"><text:span text:style-name="T168"><text:tab/></text:span><text:span text:style-name="T169">Se houver 3 ACKs duplicados, o limite (threshold) é ajustado para janelaCongestionamento/2 e ela é ajustada para threshold.</text:span></text:p>
      <text:p text:style-name="P33"><text:span text:style-name="T169"><text:tab/></text:span><text:span text:style-name="T170">Quando esgota a temporização, o threshold é ajustado para janelaCongestionamento/2 e ela é ajustada para 1MSS.</text:span></text:p>
      <text:p text:style-name="P36"><text:span text:style-name="T134"><text:tab/></text:span><text:span text:style-name="T139">Para calcular a vazão de uma conexão = w * mss / rtt, sendo w = tamanho </text:span><text:span text:style-name="T140">em </text:span><text:span text:style-name="T112">bytes </text:span><text:span text:style-name="T140">da janela.</text:span></text:p>
      <text:p text:style-name="P35"><text:span text:style-name="T65"><text:tab/></text:span><text:span text:style-name="T76">Vazão em uma conexão de alta largura de banda = (1.22 * mss)/(rtt * raiz(L)), sendo L a taxa de perda.</text:span></text:p>
      <text:p text:style-name="P14"/>
      <text:p text:style-name="P8"><text:span text:style-name="T23">T</text:span><text:span text:style-name="T21">HX CAMILA, RENAN E ENDREW, ESTE RESUMO TAMBÉM É DE VOCÊ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2" svg:font-family="'Droid Sans Devanagari'" style:font-family-generic="swiss"/>
    <style:font-face style:name="Arial" svg:font-family="Arial" style:font-family-generic="roman" style:font-pitch="variable"/>
    <style:font-face style:name="Comic Sans MS" svg:font-family="'Comic Sans MS'" style:font-family-generic="roman" style:font-pitch="variable"/>
    <style:font-face style:name="Droid Sans Devanagari" svg:font-family="'Droid Sans Devanagari'" style:font-family-generic="roman" style:font-pitch="variable"/>
    <style:font-face style:name="Gill Sans MT" svg:font-family="'Gill Sans MT'"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Noto Sans" svg:font-family="'Noto Sans'" style:font-family-generic="roman" style:font-pitch="variable"/>
    <style:font-face style:name="Symbol" svg:font-family="Symbo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 fo:font-family="'Microsoft YaHei'" style:font-family-generic="roman" style:font-pitch="variable" fo:font-size="24pt" fo:font-style="normal" fo:text-shadow="none" style:text-underline-style="none" fo:font-weight="normal" style:font-name-asian="Bitstream Vera Sans" style:font-family-asian="'Bitstream Vera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 fo:font-family="'Microsoft YaHe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 fo:font-family="'Microsoft YaHe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 fo:font-family="'Microsoft YaHe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left="0.953cm" fo:margin-right="0cm" fo:margin-top="0.245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 fo:font-family="'Microsoft YaHei'" style:font-family-generic="roman" style:font-pitch="variable" fo:font-size="28pt" fo:font-style="normal" fo:text-shadow="none" style:text-underline-style="none" fo:font-weight="normal" style:font-name-asian="Bitstream Vera Sans" style:font-family-asian="'Bitstream Vera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212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 fo:font-family="'Microsoft YaHe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159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141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141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141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141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141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Titel" style:display-name="Default~LT~Titel" style:family="paragraph" style:default-outline-level="">
      <style:paragraph-properties fo:margin-top="0cm" fo:margin-bottom="0cm" loext:contextual-spacing="false" fo:line-height="100%" fo:text-align="center"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c0128" style:text-outline="false" style:text-line-through-style="none" style:text-line-through-type="none" style:font-name="Microsoft YaHei" fo:font-family="'Microsoft YaHei'" style:font-family-generic="roman" style:font-pitch="variable" fo:font-size="34pt" fo:font-style="normal" fo:text-shadow="none" style:text-underline-style="none" fo:font-weight="normal" style:font-name-asian="Bitstream Vera Sans" style:font-family-asian="'Bitstream Vera Sans'" style:font-family-generic-asian="system" style:font-pitch-asian="variable" style:font-size-asian="3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245cm" fo:margin-bottom="0cm" loext:contextual-spacing="false" fo:line-height="100%" fo:text-align="center"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28pt" fo:font-style="normal" fo:text-shadow="none" style:text-underline-style="none" fo:font-weight="normal" style:font-name-asian="Bitstream Vera Sans" style:font-family-asian="'Bitstream Vera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Devanagari" fo:font-family="'Droid Sans Devanagari'" style:font-family-generic="roman" style:font-pitch="variable" fo:font-size="12pt" fo:font-style="normal" fo:text-shadow="none" style:text-underline-style="none" fo:font-weight="normal" style:font-name-asian="Bitstream Vera Sans" style:font-family-asian="'Bitstream Vera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Microsoft YaHei" fo:font-family="'Microsoft YaHei'" style:font-family-generic="roman" style:font-pitch="variable" fo:font-size="24pt" fo:font-style="normal" fo:text-shadow="none" style:text-underline-style="none" fo:font-weight="normal" style:font-name-asian="Bitstream Vera Sans" style:font-family-asian="'Bitstream Vera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Droid Sans Devanagari" fo:font-family="'Droid Sans Devanagari'" style:font-family-generic="roman" style:font-pitch="variable" fo:font-size="18pt" style:font-name-asian="Bitstream Vera Sans" style:font-family-asian="'Bitstream Vera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Devanagari" fo:font-family="'Droid Sans Devanagari'" style:font-family-generic="roman" style:font-pitch="variable" fo:font-size="12pt" fo:font-style="normal" fo:text-shadow="none" style:text-underline-style="none" fo:font-weight="normal" style:letter-kerning="true" style:font-name-asian="Bitstream Vera Sans" style:font-family-asian="'Bitstream Vera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497cm" loext:contextual-spacing="false" fo:line-height="92%"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4cm" loext:contextual-spacing="false" fo:line-height="92%"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 fo:font-family="'Microsoft YaHe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3cm" loext:contextual-spacing="false" fo:line-height="92%"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 fo:font-family="'Microsoft YaHe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203cm" loext:contextual-spacing="false" fo:line-height="92%"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1" style:display-name="Title1~LT~Gliederung 1" style:family="paragraph" style:default-outline-level="">
      <style:paragraph-properties fo:margin-left="0.953cm" fo:margin-right="0cm" fo:margin-top="0cm" fo:margin-bottom="0.503cm" loext:contextual-spacing="false" fo:line-height="101%"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2.064cm" fo:margin-right="0cm" fo:margin-top="0cm" fo:margin-bottom="0.4cm" loext:contextual-spacing="false" fo:line-height="101%"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 fo:font-family="'Microsoft YaHe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3.175cm" fo:margin-right="0cm" fo:margin-top="0cm" fo:margin-bottom="0.3cm" loext:contextual-spacing="false" fo:line-height="101%"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4.445cm" fo:margin-right="0cm" fo:margin-top="0cm" fo:margin-bottom="0.203cm" loext:contextual-spacing="false" fo:line-height="101%"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5.715cm" fo:margin-right="0cm" fo:margin-top="0cm" fo:margin-bottom="0.101cm" loext:contextual-spacing="false" fo:line-height="101%"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5.715cm" fo:margin-right="0cm" fo:margin-top="0cm" fo:margin-bottom="0.101cm" loext:contextual-spacing="false" fo:line-height="101%"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5.715cm" fo:margin-right="0cm" fo:margin-top="0cm" fo:margin-bottom="0.101cm" loext:contextual-spacing="false" fo:line-height="101%"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5.715cm" fo:margin-right="0cm" fo:margin-top="0cm" fo:margin-bottom="0.101cm" loext:contextual-spacing="false" fo:line-height="101%"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5.715cm" fo:margin-right="0cm" fo:margin-top="0cm" fo:margin-bottom="0.101cm" loext:contextual-spacing="false" fo:line-height="101%"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top="0cm" fo:margin-bottom="0cm" loext:contextual-spacing="false" fo:line-height="101%"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6pt" fo:font-style="normal" fo:text-shadow="none" style:text-underline-style="none" fo:font-weight="normal" style:letter-kerning="true" style:font-name-asian="Bitstream Vera Sans" style:font-family-asian="'Bitstream Vera Sans'" style:font-family-generic-asian="system" style:font-pitch-asian="variable" style:font-size-asian="16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cm" fo:margin-bottom="0.503cm" loext:contextual-spacing="false" fo:line-height="101%" fo:text-align="center"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Devanagari" fo:font-family="'Droid Sans Devanagari'" style:font-family-generic="roman" style:font-pitch="variable" fo:font-size="12pt" fo:font-style="normal" fo:text-shadow="none" style:text-underline-style="none" fo:font-weight="normal" style:letter-kerning="true" style:font-name-asian="Bitstream Vera Sans" style:font-family-asian="'Bitstream Vera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2_7e_LT_7e_Gliederung_20_1" style:display-name="Title2~LT~Gliederung 1" style:family="paragraph" style:default-outline-level="">
      <style:paragraph-properties fo:margin-left="0.953cm" fo:margin-right="0cm" fo:margin-top="0cm" fo:margin-bottom="0.497cm" loext:contextual-spacing="false" fo:line-height="92%"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left="2.064cm" fo:margin-right="0cm" fo:margin-top="0cm" fo:margin-bottom="0.4cm" loext:contextual-spacing="false" fo:line-height="92%"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 fo:font-family="'Microsoft YaHe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left="3.175cm" fo:margin-right="0cm" fo:margin-top="0cm" fo:margin-bottom="0.3cm" loext:contextual-spacing="false" fo:line-height="92%"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 fo:font-family="'Microsoft YaHe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left="4.445cm" fo:margin-right="0cm" fo:margin-top="0cm" fo:margin-bottom="0.203cm" loext:contextual-spacing="false" fo:line-height="92%"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left="5.715cm" fo:margin-right="0cm" fo:margin-top="0cm" fo:margin-bottom="0.101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left="5.715cm" fo:margin-right="0cm" fo:margin-top="0cm" fo:margin-bottom="0.101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left="5.715cm" fo:margin-right="0cm" fo:margin-top="0cm" fo:margin-bottom="0.101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left="5.715cm" fo:margin-right="0cm" fo:margin-top="0cm" fo:margin-bottom="0.101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left="5.715cm" fo:margin-right="0cm" fo:margin-top="0cm" fo:margin-bottom="0.101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Titel" style:display-name="Title2~LT~Titel" style:family="paragraph" style:default-outline-level="">
      <style:paragraph-properties fo:margin-top="0cm" fo:margin-bottom="0cm" loext:contextual-spacing="false" fo:line-height="92%" fo:text-align="center"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38pt" fo:font-style="normal" fo:text-shadow="none" style:text-underline-style="none" fo:font-weight="normal" style:letter-kerning="true" style:font-name-asian="Bitstream Vera Sans" style:font-family-asian="'Bitstream Vera Sans'" style:font-family-generic-asian="system" style:font-pitch-asian="variable" style:font-size-asian="3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cm" fo:margin-bottom="0.497cm" loext:contextual-spacing="false" fo:line-height="92%" fo:text-align="center"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Devanagari" fo:font-family="'Droid Sans Devanagari'" style:font-family-generic="roman" style:font-pitch="variable" fo:font-size="12pt" fo:font-style="normal" fo:text-shadow="none" style:text-underline-style="none" fo:font-weight="normal" style:letter-kerning="true" style:font-name-asian="Bitstream Vera Sans" style:font-family-asian="'Bitstream Vera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2_7e_LT_7e_Hintergrundobjekte" style:display-name="Title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3_7e_LT_7e_Gliederung_20_1" style:display-name="Title3~LT~Gliederung 1" style:family="paragraph" style:default-outline-level="">
      <style:paragraph-properties fo:margin-left="0.953cm" fo:margin-right="0cm" fo:margin-top="0cm" fo:margin-bottom="0.497cm" loext:contextual-spacing="false" fo:line-height="92%"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3_7e_LT_7e_Gliederung_20_2" style:display-name="Title3~LT~Gliederung 2" style:family="paragraph" style:parent-style-name="Title3_7e_LT_7e_Gliederung_20_1" style:default-outline-level="">
      <style:paragraph-properties fo:margin-left="2.064cm" fo:margin-right="0cm" fo:margin-top="0cm" fo:margin-bottom="0.4cm" loext:contextual-spacing="false" fo:line-height="92%"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 fo:font-family="'Microsoft YaHe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3_7e_LT_7e_Gliederung_20_3" style:display-name="Title3~LT~Gliederung 3" style:family="paragraph" style:parent-style-name="Title3_7e_LT_7e_Gliederung_20_2" style:default-outline-level="">
      <style:paragraph-properties fo:margin-left="3.175cm" fo:margin-right="0cm" fo:margin-top="0cm" fo:margin-bottom="0.3cm" loext:contextual-spacing="false" fo:line-height="92%"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 fo:font-family="'Microsoft YaHe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3_7e_LT_7e_Gliederung_20_4" style:display-name="Title3~LT~Gliederung 4" style:family="paragraph" style:parent-style-name="Title3_7e_LT_7e_Gliederung_20_3" style:default-outline-level="">
      <style:paragraph-properties fo:margin-left="4.445cm" fo:margin-right="0cm" fo:margin-top="0cm" fo:margin-bottom="0.203cm" loext:contextual-spacing="false" fo:line-height="92%"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5" style:display-name="Title3~LT~Gliederung 5" style:family="paragraph" style:parent-style-name="Title3_7e_LT_7e_Gliederung_20_4" style:default-outline-level="">
      <style:paragraph-properties fo:margin-left="5.715cm" fo:margin-right="0cm" fo:margin-top="0cm" fo:margin-bottom="0.101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6" style:display-name="Title3~LT~Gliederung 6" style:family="paragraph" style:parent-style-name="Title3_7e_LT_7e_Gliederung_20_5" style:default-outline-level="">
      <style:paragraph-properties fo:margin-left="5.715cm" fo:margin-right="0cm" fo:margin-top="0cm" fo:margin-bottom="0.101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7" style:display-name="Title3~LT~Gliederung 7" style:family="paragraph" style:parent-style-name="Title3_7e_LT_7e_Gliederung_20_6" style:default-outline-level="">
      <style:paragraph-properties fo:margin-left="5.715cm" fo:margin-right="0cm" fo:margin-top="0cm" fo:margin-bottom="0.101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8" style:display-name="Title3~LT~Gliederung 8" style:family="paragraph" style:parent-style-name="Title3_7e_LT_7e_Gliederung_20_7" style:default-outline-level="">
      <style:paragraph-properties fo:margin-left="5.715cm" fo:margin-right="0cm" fo:margin-top="0cm" fo:margin-bottom="0.101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9" style:display-name="Title3~LT~Gliederung 9" style:family="paragraph" style:parent-style-name="Title3_7e_LT_7e_Gliederung_20_8" style:default-outline-level="">
      <style:paragraph-properties fo:margin-left="5.715cm" fo:margin-right="0cm" fo:margin-top="0cm" fo:margin-bottom="0.101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Titel" style:display-name="Title3~LT~Titel" style:family="paragraph" style:default-outline-level="">
      <style:paragraph-properties fo:margin-top="0cm" fo:margin-bottom="0cm" loext:contextual-spacing="false" fo:line-height="92%" fo:text-align="center"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38pt" fo:font-style="normal" fo:text-shadow="none" style:text-underline-style="none" fo:font-weight="normal" style:letter-kerning="true" style:font-name-asian="Bitstream Vera Sans" style:font-family-asian="'Bitstream Vera Sans'" style:font-family-generic-asian="system" style:font-pitch-asian="variable" style:font-size-asian="3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cm" fo:margin-bottom="0.497cm" loext:contextual-spacing="false" fo:line-height="92%" fo:text-align="center"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3_7e_LT_7e_Notizen" style:display-name="Title3~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Devanagari" fo:font-family="'Droid Sans Devanagari'" style:font-family-generic="roman" style:font-pitch="variable" fo:font-size="12pt" fo:font-style="normal" fo:text-shadow="none" style:text-underline-style="none" fo:font-weight="normal" style:letter-kerning="true" style:font-name-asian="Bitstream Vera Sans" style:font-family-asian="'Bitstream Vera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3_7e_LT_7e_Hintergrundobjekte" style:display-name="Titl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3_7e_LT_7e_Hintergrund" style:display-name="Title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20:38:49.519895750</meta:creation-date>
    <dc:date>2019-05-01T14:24:01.294014184</dc:date>
    <meta:editing-duration>PT4H19M51S</meta:editing-duration>
    <meta:editing-cycles>159</meta:editing-cycles>
    <meta:generator>LibreOffice/6.1.5.2$Linux_X86_64 LibreOffice_project/10$Build-2</meta:generator>
    <meta:document-statistic meta:table-count="0" meta:image-count="0" meta:object-count="0" meta:page-count="9" meta:paragraph-count="111" meta:word-count="2949" meta:character-count="17357" meta:non-whitespace-character-count="14435"/>
  </office:meta>
</office:document-meta>
</file>